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DejaVu Sans Mono', 'Droid Sans Mono', monospace, monospace, 'Droid Sans Fallback',1" svg:font-family="''DejaVu Sans Mono', 'Droid Sans Mono', monospace, monospace, 'Droid Sans Fallback',', ', 'Droid Sans Mono',', ', monospace,', monospace, ', 'Droid Sans Fallback', 'font-weight: normal', 'font-size: 14px', 'line-height: 19px', 'white-space: pre'"/>
    <style:font-face style:name="'DejaVu Sans Mono', 'Droid Sans Mono', monospace, monospace, 'Droid Sans Fallback'," svg:font-family="''DejaVu Sans Mono', 'Droid Sans Mono', monospace, monospace, 'Droid Sans Fallback',', ', 'Droid Sans Mono',', ', monospace,', monospace, ', 'Droid Sans Fallback', 'font-weight: normal', 'font-size: 14px', 'line-height: 19px', 'white-space: pre'"/>
    <style:font-face style:name="'DejaVu Sans Mono" svg:font-family="''DejaVu Sans Mono', 'Droid Sans Mono', monospace, monospace, 'Droid Sans Fallback', ',', 'Droid Sans Mono', ',', monospace, ', monospace,', 'Droid Sans Fallback', 'font-weight: normal', 'font-size: 14px', 'line-height: 19px', 'white-space: pre'"/>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fo:font-size="13pt" officeooo:rsid="00068109" officeooo:paragraph-rsid="00068109" style:font-size-asian="13pt" style:font-size-complex="13pt"/>
    </style:style>
    <style:style style:name="P2" style:family="paragraph" style:parent-style-name="Standard">
      <style:paragraph-properties fo:text-align="justify" style:justify-single-word="false"/>
      <style:text-properties fo:font-size="13pt" fo:language="it" fo:country="IT" officeooo:rsid="00068109" officeooo:paragraph-rsid="00068109" style:font-size-asian="13pt" style:language-asian="zxx" style:country-asian="none" style:font-size-complex="13pt" style:language-complex="zxx" style:country-complex="none"/>
    </style:style>
    <style:style style:name="P3" style:family="paragraph" style:parent-style-name="Standard">
      <style:paragraph-properties fo:text-align="center" style:justify-single-word="false"/>
      <style:text-properties fo:font-size="13pt" fo:language="it" fo:country="IT" officeooo:rsid="00068109" officeooo:paragraph-rsid="00068109" style:font-size-asian="13pt" style:font-size-complex="13pt"/>
    </style:style>
    <style:style style:name="P4" style:family="paragraph" style:parent-style-name="Standard">
      <style:paragraph-properties fo:text-align="center" style:justify-single-word="false"/>
      <style:text-properties fo:font-size="13pt" fo:language="it" fo:country="IT" fo:font-weight="bold" officeooo:rsid="00283874" officeooo:paragraph-rsid="004fe0bd" style:font-size-asian="13pt" style:font-weight-asian="bold" style:font-size-complex="13pt" style:font-weight-complex="bold"/>
    </style:style>
    <style:style style:name="P5" style:family="paragraph" style:parent-style-name="Standard">
      <style:paragraph-properties fo:text-align="center" style:justify-single-word="false"/>
      <style:text-properties fo:font-size="13pt" fo:language="it" fo:country="IT" fo:font-weight="bold" officeooo:rsid="0022bce0" officeooo:paragraph-rsid="0022bce0" style:font-size-asian="13pt" style:font-weight-asian="bold" style:font-size-complex="13pt" style:font-weight-complex="bold"/>
    </style:style>
    <style:style style:name="P6" style:family="paragraph" style:parent-style-name="Standard">
      <style:paragraph-properties fo:text-align="center" style:justify-single-word="false"/>
      <style:text-properties fo:font-size="13pt" fo:language="it" fo:country="IT" fo:font-weight="bold" officeooo:rsid="00361034" officeooo:paragraph-rsid="004017ba" style:font-size-asian="13pt" style:language-asian="zxx" style:country-asian="none" style:font-weight-asian="bold" style:font-size-complex="13pt" style:language-complex="zxx" style:country-complex="none" style:font-weight-complex="bold"/>
    </style:style>
    <style:style style:name="P7" style:family="paragraph" style:parent-style-name="Standard">
      <style:paragraph-properties fo:text-align="justify" style:justify-single-word="false"/>
      <style:text-properties fo:font-size="13pt" fo:font-weight="bold" officeooo:rsid="004017ba" officeooo:paragraph-rsid="004017ba" style:font-size-asian="13pt" style:font-weight-asian="bold" style:font-size-complex="13pt" style:font-weight-complex="bold"/>
    </style:style>
    <style:style style:name="P8" style:family="paragraph" style:parent-style-name="Standard">
      <style:paragraph-properties fo:text-align="start" style:justify-single-word="false"/>
      <style:text-properties fo:font-size="12pt" fo:language="it" fo:country="IT" fo:font-weight="normal" officeooo:rsid="00344381" officeooo:paragraph-rsid="00344381"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language="it" fo:country="IT" fo:font-weight="normal" officeooo:rsid="003cf2a5" officeooo:paragraph-rsid="0048edb5"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language="it" fo:country="IT" fo:font-weight="normal" officeooo:rsid="0048edb5" officeooo:paragraph-rsid="0048edb5"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fo:language="it" fo:country="IT" officeooo:rsid="00068109" officeooo:paragraph-rsid="00068109" style:font-size-asian="12pt" style:font-size-complex="12pt"/>
    </style:style>
    <style:style style:name="P12" style:family="paragraph" style:parent-style-name="Standard">
      <style:paragraph-properties fo:text-align="justify" style:justify-single-word="false"/>
      <style:text-properties fo:font-size="12pt" fo:font-weight="normal" officeooo:rsid="00283874" officeooo:paragraph-rsid="0050b7ba" style:font-size-asian="10.5pt" style:font-weight-asian="normal" style:font-size-complex="12pt" style:font-weight-complex="normal"/>
    </style:style>
    <style:style style:name="P13" style:family="paragraph" style:parent-style-name="Standard">
      <style:paragraph-properties fo:text-align="center" style:justify-single-word="false"/>
      <style:text-properties fo:font-size="14pt" fo:language="it" fo:country="IT" fo:font-weight="bold" officeooo:rsid="00068109" officeooo:paragraph-rsid="00068109" style:font-size-asian="12.25pt" style:language-asian="zxx" style:country-asian="none" style:font-weight-asian="bold" style:font-size-complex="14pt" style:language-complex="zxx" style:country-complex="none" style:font-weight-complex="bold"/>
    </style:style>
    <style:style style:name="P14" style:family="paragraph" style:parent-style-name="Standard">
      <style:paragraph-properties fo:text-align="center" style:justify-single-word="false"/>
      <style:text-properties fo:font-size="14pt" fo:language="it" fo:country="IT" fo:font-weight="bold" officeooo:rsid="00344381" officeooo:paragraph-rsid="00344381" style:font-size-asian="12.25pt" style:font-weight-asian="bold" style:font-size-complex="14pt" style:font-weight-complex="bold"/>
    </style:style>
    <style:style style:name="P15" style:family="paragraph" style:parent-style-name="Standard">
      <style:paragraph-properties fo:text-align="start" style:justify-single-word="false"/>
      <style:text-properties fo:color="#d4d4d4" style:font-name="'DejaVu Sans Mono', 'Droid Sans Mono', monospace, monospace, 'Droid Sans Fallback'," fo:font-size="11pt" officeooo:paragraph-rsid="0009e568" fo:background-color="#1e1e1e" style:font-size-asian="11pt" style:font-size-complex="11pt"/>
    </style:style>
    <style:style style:name="P16" style:family="paragraph" style:parent-style-name="Standard">
      <style:text-properties fo:color="#d4d4d4" style:font-name="'DejaVu Sans Mono', 'Droid Sans Mono', monospace, monospace, 'Droid Sans Fallback'," fo:font-size="11pt" officeooo:paragraph-rsid="0048edb5" fo:background-color="#1e1e1e" style:font-size-asian="11pt" style:font-size-complex="11pt"/>
    </style:style>
    <style:style style:name="P17" style:family="paragraph" style:parent-style-name="Standard">
      <style:text-properties fo:color="#d4d4d4" style:font-name="'DejaVu Sans Mono', 'Droid Sans Mono', monospace, monospace, 'Droid Sans Fallback'," fo:font-size="11pt" fo:language="it" fo:country="IT" fo:font-weight="normal" officeooo:rsid="000ffe66" officeooo:paragraph-rsid="000ffe66" fo:background-color="#1e1e1e" style:font-size-asian="11pt" style:font-weight-asian="normal" style:font-size-complex="11pt" style:font-weight-complex="normal"/>
    </style:style>
    <style:style style:name="P18" style:family="paragraph" style:parent-style-name="Standard">
      <style:paragraph-properties fo:text-align="justify" style:justify-single-word="false"/>
      <style:text-properties officeooo:rsid="000b7a30" officeooo:paragraph-rsid="000eb463"/>
    </style:style>
    <style:style style:name="P19" style:family="paragraph" style:parent-style-name="Standard">
      <style:paragraph-properties fo:text-align="center" style:justify-single-word="false"/>
      <style:text-properties fo:font-size="16pt" fo:language="it" fo:country="IT" fo:font-weight="bold" officeooo:rsid="00068109" officeooo:paragraph-rsid="00068109" style:font-size-asian="16pt" style:font-weight-asian="bold" style:font-size-complex="16pt" style:font-weight-complex="bold"/>
    </style:style>
    <style:style style:name="P20" style:family="paragraph" style:parent-style-name="Standard">
      <style:paragraph-properties fo:text-align="justify" style:justify-single-word="false"/>
      <style:text-properties officeooo:paragraph-rsid="0016a447"/>
    </style:style>
    <style:style style:name="P21" style:family="paragraph" style:parent-style-name="Standard">
      <style:paragraph-properties fo:text-align="justify" style:justify-single-word="false"/>
      <style:text-properties officeooo:paragraph-rsid="0019c8c6"/>
    </style:style>
    <style:style style:name="P22" style:family="paragraph" style:parent-style-name="Standard">
      <style:paragraph-properties fo:text-align="justify" style:justify-single-word="false"/>
      <style:text-properties officeooo:paragraph-rsid="0048edb5"/>
    </style:style>
    <style:style style:name="P23" style:family="paragraph" style:parent-style-name="Standard">
      <style:paragraph-properties fo:text-align="justify" style:justify-single-word="false"/>
      <style:text-properties officeooo:paragraph-rsid="000ffe66"/>
    </style:style>
    <style:style style:name="P24" style:family="paragraph" style:parent-style-name="Standard">
      <style:text-properties fo:language="it" fo:country="IT" fo:font-weight="normal" officeooo:rsid="0013d229" officeooo:paragraph-rsid="0013d229" style:font-weight-asian="normal" style:font-weight-complex="normal"/>
    </style:style>
    <style:style style:name="P25" style:family="paragraph" style:parent-style-name="Standard">
      <style:paragraph-properties fo:text-align="start" style:justify-single-word="false"/>
      <style:text-properties officeooo:paragraph-rsid="004fe0bd"/>
    </style:style>
    <style:style style:name="P26" style:family="paragraph" style:parent-style-name="Standard">
      <style:text-properties officeooo:paragraph-rsid="000ffe66"/>
    </style:style>
    <style:style style:name="P27" style:family="paragraph" style:parent-style-name="Standard">
      <style:paragraph-properties fo:text-align="justify" style:justify-single-word="false"/>
      <style:text-properties fo:font-size="12pt" fo:language="it" fo:country="IT" fo:font-weight="bold" officeooo:rsid="00419f34" officeooo:paragraph-rsid="00068109" fo:background-color="transparent" style:font-size-asian="12pt" style:language-asian="zxx" style:country-asian="none" style:font-weight-asian="bold" style:font-size-complex="12pt" style:language-complex="zxx" style:country-complex="none" style:font-weight-complex="bold"/>
    </style:style>
    <style:style style:name="P28" style:family="paragraph" style:parent-style-name="Standard">
      <style:paragraph-properties fo:text-align="start" style:justify-single-word="false"/>
      <style:text-properties fo:font-size="12pt" fo:language="it" fo:country="IT" fo:font-weight="normal" officeooo:rsid="0048721d" officeooo:paragraph-rsid="004fe0bd" style:font-size-asian="10.5pt" style:language-asian="zxx" style:country-asian="none" style:font-weight-asian="normal" style:font-size-complex="12pt" style:language-complex="zxx" style:country-complex="none" style:font-weight-complex="normal"/>
    </style:style>
    <style:style style:name="P29" style:family="paragraph" style:parent-style-name="Standard">
      <style:paragraph-properties fo:text-align="justify" style:justify-single-word="false"/>
      <style:text-properties fo:font-size="12pt" fo:language="it" fo:country="IT" fo:font-weight="normal" officeooo:rsid="006f0954" officeooo:paragraph-rsid="00722ee6" style:font-size-asian="10.5pt" style:language-asian="zxx" style:country-asian="none" style:font-weight-asian="normal" style:font-size-complex="12pt" style:language-complex="zxx" style:country-complex="none" style:font-weight-complex="normal"/>
    </style:style>
    <style:style style:name="P30" style:family="paragraph" style:parent-style-name="Standard" style:list-style-name="L4">
      <style:paragraph-properties fo:text-align="start" style:justify-single-word="false"/>
      <style:text-properties fo:font-size="12pt" fo:language="it" fo:country="IT" fo:font-weight="normal" officeooo:rsid="00068109" officeooo:paragraph-rsid="00068109" style:font-size-asian="10.5pt" style:font-weight-asian="normal" style:font-size-complex="12pt" style:font-weight-complex="normal"/>
    </style:style>
    <style:style style:name="P31" style:family="paragraph" style:parent-style-name="Standard" style:list-style-name="L4">
      <style:paragraph-properties fo:text-align="start" style:justify-single-word="false"/>
      <style:text-properties fo:font-size="12pt" fo:language="it" fo:country="IT" fo:font-weight="normal" officeooo:rsid="00082dc2" officeooo:paragraph-rsid="00082dc2" style:font-size-asian="10.5pt" style:font-weight-asian="normal" style:font-size-complex="12pt" style:font-weight-complex="normal"/>
    </style:style>
    <style:style style:name="P32" style:family="paragraph" style:parent-style-name="Standard" style:list-style-name="L4">
      <style:paragraph-properties fo:text-align="start" style:justify-single-word="false"/>
      <style:text-properties fo:font-size="12pt" fo:language="it" fo:country="IT" fo:font-weight="normal" officeooo:rsid="00082dc2" officeooo:paragraph-rsid="00096c4e" style:font-size-asian="10.5pt" style:font-weight-asian="normal" style:font-size-complex="12pt" style:font-weight-complex="normal"/>
    </style:style>
    <style:style style:name="P33" style:family="paragraph" style:parent-style-name="Standard" style:list-style-name="L1">
      <style:paragraph-properties fo:text-align="justify" style:justify-single-word="false"/>
      <style:text-properties fo:color="#000000" style:font-name="Liberation Serif" fo:font-size="12pt" fo:language="it" fo:country="IT" fo:font-weight="bold" officeooo:rsid="00419f34" officeooo:paragraph-rsid="00419f34" fo:background-color="transparent" style:font-size-asian="12pt" style:language-asian="zxx" style:country-asian="none" style:font-weight-asian="bold" style:font-size-complex="12pt" style:language-complex="zxx" style:country-complex="none" style:font-weight-complex="bold"/>
    </style:style>
    <style:style style:name="P34" style:family="paragraph" style:parent-style-name="Standard" style:list-style-name="L1">
      <style:paragraph-properties fo:text-align="justify" style:justify-single-word="false"/>
      <style:text-properties fo:color="#000000" style:font-name="Liberation Serif" fo:font-size="12pt" fo:language="it" fo:country="IT" fo:font-weight="bold" officeooo:rsid="00419f34" officeooo:paragraph-rsid="00068109" fo:background-color="transparent" style:font-size-asian="12pt" style:language-asian="zxx" style:country-asian="none" style:font-weight-asian="bold" style:font-size-complex="12pt" style:language-complex="zxx" style:country-complex="none" style:font-weight-complex="bold"/>
    </style:style>
    <style:style style:name="P35" style:family="paragraph" style:parent-style-name="Standard">
      <style:paragraph-properties fo:text-align="justify" style:justify-single-word="false"/>
      <style:text-properties fo:color="#000000" style:font-name="'DejaVu Sans Mono', 'Droid Sans Mono', monospace, monospace, 'Droid Sans Fallback',1" fo:font-size="12pt" fo:language="it" fo:country="IT" fo:font-weight="bold" officeooo:rsid="00419f34" officeooo:paragraph-rsid="00068109" fo:background-color="transparent" style:font-size-asian="12pt" style:language-asian="zxx" style:country-asian="none" style:font-weight-asian="bold" style:font-size-complex="12pt" style:language-complex="zxx" style:country-complex="none" style:font-weight-complex="bold"/>
    </style:style>
    <style:style style:name="P36" style:family="paragraph" style:parent-style-name="Standard">
      <style:paragraph-properties fo:text-align="justify" style:justify-single-word="false"/>
      <style:text-properties fo:language="it" fo:country="IT" officeooo:rsid="0048edb5" officeooo:paragraph-rsid="0048edb5"/>
    </style:style>
    <style:style style:name="P37" style:family="paragraph" style:parent-style-name="Standard" style:list-style-name="L5">
      <style:text-properties officeooo:paragraph-rsid="000ffe66"/>
    </style:style>
    <style:style style:name="P38" style:family="paragraph" style:parent-style-name="Standard">
      <style:paragraph-properties fo:text-align="justify" style:justify-single-word="false"/>
      <style:text-properties officeooo:paragraph-rsid="0061960b"/>
    </style:style>
    <style:style style:name="P39" style:family="paragraph" style:parent-style-name="Standard">
      <style:paragraph-properties fo:text-align="justify" style:justify-single-word="false"/>
      <style:text-properties officeooo:paragraph-rsid="00722ee6"/>
    </style:style>
    <style:style style:name="P40" style:family="paragraph" style:parent-style-name="Standard">
      <style:paragraph-properties fo:text-align="justify" style:justify-single-word="false"/>
      <style:text-properties officeooo:paragraph-rsid="00740bda"/>
    </style:style>
    <style:style style:name="P41" style:family="paragraph" style:parent-style-name="Standard">
      <style:paragraph-properties fo:text-align="justify" style:justify-single-word="false"/>
      <style:text-properties officeooo:paragraph-rsid="0075631d"/>
    </style:style>
    <style:style style:name="P42" style:family="paragraph" style:parent-style-name="Standard">
      <style:paragraph-properties fo:text-align="justify" style:justify-single-word="false"/>
      <style:text-properties officeooo:paragraph-rsid="0035cd05"/>
    </style:style>
    <style:style style:name="P43" style:family="paragraph" style:parent-style-name="Standard">
      <style:paragraph-properties fo:text-align="justify" style:justify-single-word="false"/>
      <style:text-properties officeooo:paragraph-rsid="0083d6d0"/>
    </style:style>
    <style:style style:name="P44" style:family="paragraph" style:parent-style-name="Standard">
      <style:paragraph-properties fo:text-align="justify" style:justify-single-word="false"/>
      <style:text-properties officeooo:paragraph-rsid="00868d59"/>
    </style:style>
    <style:style style:name="P45" style:family="paragraph" style:parent-style-name="Standard">
      <style:paragraph-properties fo:text-align="justify" style:justify-single-word="false"/>
      <style:text-properties officeooo:rsid="00421457" officeooo:paragraph-rsid="0067204b"/>
    </style:style>
    <style:style style:name="P46" style:family="paragraph" style:parent-style-name="Standard">
      <style:paragraph-properties fo:text-align="center" style:justify-single-word="false"/>
      <style:text-properties fo:font-size="14pt" fo:language="it" fo:country="IT" fo:font-weight="bold" officeooo:rsid="0067204b" officeooo:paragraph-rsid="0067204b" style:font-size-asian="14pt" style:language-asian="zxx" style:country-asian="none" style:font-weight-asian="bold" style:font-size-complex="14pt" style:language-complex="zxx" style:country-complex="none" style:font-weight-complex="bold"/>
    </style:style>
    <style:style style:name="P47" style:family="paragraph" style:parent-style-name="Standard">
      <style:paragraph-properties fo:text-align="center" style:justify-single-word="false"/>
      <style:text-properties fo:font-size="13pt" fo:language="it" fo:country="IT" fo:font-weight="bold" officeooo:rsid="00361034" officeooo:paragraph-rsid="004017ba" style:font-size-asian="13pt" style:language-asian="zxx" style:country-asian="none" style:font-weight-asian="bold" style:font-size-complex="13pt" style:language-complex="zxx" style:country-complex="none" style:font-weight-complex="bold"/>
    </style:style>
    <style:style style:name="P48" style:family="paragraph" style:parent-style-name="Standard">
      <style:paragraph-properties fo:text-align="center" style:justify-single-word="false"/>
      <style:text-properties fo:font-size="13pt" fo:language="it" fo:country="IT" fo:font-weight="bold" officeooo:rsid="00283874" officeooo:paragraph-rsid="0083d6d0" style:font-size-asian="13pt" style:font-weight-asian="bold" style:font-size-complex="13pt" style:font-weight-complex="bold"/>
    </style:style>
    <style:style style:name="P49" style:family="paragraph" style:parent-style-name="Standard">
      <style:paragraph-properties fo:text-align="start" style:justify-single-word="false"/>
      <style:text-properties officeooo:paragraph-rsid="004fe0bd"/>
    </style:style>
    <style:style style:name="P50" style:family="paragraph" style:parent-style-name="Standard" style:list-style-name="List_20_1">
      <style:paragraph-properties fo:text-align="start" style:justify-single-word="false"/>
      <style:text-properties fo:font-size="11pt" officeooo:paragraph-rsid="004017ba" style:font-size-asian="11pt" style:font-size-complex="11pt"/>
    </style:style>
    <style:style style:name="P51" style:family="paragraph" style:parent-style-name="Standard" style:list-style-name="List_20_1">
      <style:paragraph-properties fo:text-align="start" style:justify-single-word="false"/>
      <style:text-properties fo:font-size="11pt" officeooo:paragraph-rsid="006dd2a7" style:font-size-asian="11pt" style:font-size-complex="11pt"/>
    </style:style>
    <style:style style:name="P52" style:family="paragraph" style:parent-style-name="Standard">
      <style:paragraph-properties fo:text-align="start" style:justify-single-word="false"/>
      <style:text-properties fo:font-size="11pt" officeooo:paragraph-rsid="004017ba" style:font-size-asian="11pt" style:font-size-complex="11pt"/>
    </style:style>
    <style:style style:name="P53" style:family="paragraph" style:parent-style-name="Standard">
      <style:paragraph-properties fo:text-align="justify" style:justify-single-word="false"/>
      <style:text-properties style:use-window-font-color="true" style:font-name="Liberation Serif" fo:font-size="12pt" officeooo:rsid="006f0954" officeooo:paragraph-rsid="006f0954" style:font-size-asian="10.5pt" style:font-size-complex="12pt"/>
    </style:style>
    <style:style style:name="P54" style:family="paragraph" style:parent-style-name="Standard">
      <style:paragraph-properties fo:text-align="justify" style:justify-single-word="false"/>
      <style:text-properties officeooo:rsid="00740bda" officeooo:paragraph-rsid="00740bda"/>
    </style:style>
    <style:style style:name="P55" style:family="paragraph" style:parent-style-name="Standard">
      <style:paragraph-properties fo:text-align="justify" style:justify-single-word="false"/>
      <style:text-properties officeooo:rsid="007d0dfb" officeooo:paragraph-rsid="007d0dfb"/>
    </style:style>
    <style:style style:name="P56" style:family="paragraph" style:parent-style-name="Standard">
      <style:paragraph-properties fo:text-align="justify" style:justify-single-word="false"/>
      <style:text-properties officeooo:rsid="0080d055" officeooo:paragraph-rsid="0080d055"/>
    </style:style>
    <style:style style:name="P57" style:family="paragraph" style:parent-style-name="Standard">
      <style:paragraph-properties fo:text-align="justify" style:justify-single-word="false"/>
      <style:text-properties officeooo:rsid="0081c046" officeooo:paragraph-rsid="0081c046"/>
    </style:style>
    <style:style style:name="P58" style:family="paragraph" style:parent-style-name="Standard" style:list-style-name="L2">
      <style:paragraph-properties fo:margin-left="0in" fo:margin-right="0in" fo:margin-top="0.0791in" fo:margin-bottom="0.0791in" loext:contextual-spacing="false" fo:line-height="150%" fo:text-align="justify" style:justify-single-word="false" fo:text-indent="0in" style:auto-text-indent="false"/>
      <style:text-properties fo:color="#000000" style:font-name="Liberation Serif" fo:font-size="12pt" fo:language="it" fo:country="IT" fo:font-weight="normal" officeooo:rsid="00421457" officeooo:paragraph-rsid="0067204b" fo:background-color="#cccccc" style:font-size-asian="12pt" style:language-asian="zxx" style:country-asian="none" style:font-weight-asian="normal" style:font-size-complex="12pt" style:language-complex="zxx" style:country-complex="none" style:font-weight-complex="normal"/>
    </style:style>
    <style:style style:name="P59" style:family="paragraph" style:parent-style-name="Standard">
      <style:paragraph-properties fo:margin-left="0in" fo:margin-right="0in" fo:line-height="150%" fo:text-align="justify" style:justify-single-word="false" fo:text-indent="0in" style:auto-text-indent="false"/>
      <style:text-properties fo:color="#000000" style:font-name="Liberation Serif" fo:font-size="12pt" fo:language="it" fo:country="IT" fo:font-weight="normal" officeooo:rsid="00421457" officeooo:paragraph-rsid="0067204b" fo:background-color="transparent" style:font-size-asian="12pt" style:language-asian="zxx" style:country-asian="none" style:font-weight-asian="normal" style:font-size-complex="12pt" style:language-complex="zxx" style:country-complex="none" style:font-weight-complex="normal"/>
    </style:style>
    <style:style style:name="P60" style:family="paragraph" style:parent-style-name="Standard" style:list-style-name="L6">
      <style:paragraph-properties fo:margin-left="0in" fo:margin-right="0in" fo:line-height="150%" fo:text-align="justify" style:justify-single-word="false" fo:text-indent="0in" style:auto-text-indent="false"/>
      <style:text-properties officeooo:rsid="00430a07" officeooo:paragraph-rsid="0067204b" fo:background-color="#cccccc"/>
    </style:style>
    <style:style style:name="P61"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fo:font-size="12pt" fo:language="it" fo:country="IT" fo:font-weight="normal" officeooo:rsid="00421457" officeooo:paragraph-rsid="0067204b" style:font-size-asian="10.5pt" style:language-asian="zxx" style:country-asian="none" style:font-weight-asian="normal" style:font-size-complex="12pt" style:language-complex="zxx" style:country-complex="none" style:font-weight-complex="normal"/>
    </style:style>
    <style:style style:name="T1" style:family="text">
      <style:text-properties fo:language="it" fo:country="IT" officeooo:rsid="0009e568"/>
    </style:style>
    <style:style style:name="T2" style:family="text">
      <style:text-properties fo:language="it" fo:country="IT" fo:font-weight="bold" style:font-weight-asian="bold" style:font-weight-complex="bold"/>
    </style:style>
    <style:style style:name="T3" style:family="text">
      <style:text-properties fo:language="it" fo:country="IT" fo:font-weight="bold" officeooo:rsid="0009e568" style:font-weight-asian="bold" style:font-weight-complex="bold"/>
    </style:style>
    <style:style style:name="T4" style:family="text">
      <style:text-properties fo:language="it" fo:country="IT" fo:font-weight="bold" officeooo:rsid="0016a447" style:font-weight-asian="bold" style:font-weight-complex="bold"/>
    </style:style>
    <style:style style:name="T5" style:family="text">
      <style:text-properties fo:language="it" fo:country="IT" fo:font-weight="bold" officeooo:rsid="0019c8c6" style:font-weight-asian="bold" style:font-weight-complex="bold"/>
    </style:style>
    <style:style style:name="T6" style:family="text">
      <style:text-properties fo:language="it" fo:country="IT" fo:font-weight="bold" officeooo:rsid="0010b63d" style:font-weight-asian="bold" style:font-weight-complex="bold"/>
    </style:style>
    <style:style style:name="T7" style:family="text">
      <style:text-properties fo:language="it" fo:country="IT" fo:font-weight="bold" officeooo:rsid="000ffe66" style:font-weight-asian="bold" style:font-weight-complex="bold"/>
    </style:style>
    <style:style style:name="T8" style:family="text">
      <style:text-properties fo:language="it" fo:country="IT" fo:font-weight="normal" style:font-weight-asian="normal" style:font-weight-complex="normal"/>
    </style:style>
    <style:style style:name="T9" style:family="text">
      <style:text-properties fo:language="it" fo:country="IT" fo:font-weight="normal" officeooo:rsid="0009e568" style:font-weight-asian="normal" style:font-weight-complex="normal"/>
    </style:style>
    <style:style style:name="T10" style:family="text">
      <style:text-properties fo:language="it" fo:country="IT" fo:font-weight="normal" officeooo:rsid="0010b63d" style:font-weight-asian="normal" style:font-weight-complex="normal"/>
    </style:style>
    <style:style style:name="T11" style:family="text">
      <style:text-properties fo:language="it" fo:country="IT" fo:font-weight="normal" officeooo:rsid="0013d229" style:font-weight-asian="normal" style:font-weight-complex="normal"/>
    </style:style>
    <style:style style:name="T12" style:family="text">
      <style:text-properties fo:language="it" fo:country="IT" fo:font-weight="normal" officeooo:rsid="0016a447" style:font-weight-asian="normal" style:font-weight-complex="normal"/>
    </style:style>
    <style:style style:name="T13" style:family="text">
      <style:text-properties fo:language="it" fo:country="IT" fo:font-weight="normal" officeooo:rsid="001f1cf9" style:font-weight-asian="normal" style:font-weight-complex="normal"/>
    </style:style>
    <style:style style:name="T14" style:family="text">
      <style:text-properties fo:language="it" fo:country="IT" fo:font-weight="normal" officeooo:rsid="001f9eff" style:font-weight-asian="normal" style:font-weight-complex="normal"/>
    </style:style>
    <style:style style:name="T15" style:family="text">
      <style:text-properties fo:language="it" fo:country="IT" fo:font-weight="normal" officeooo:rsid="00206f16" style:font-weight-asian="normal" style:font-weight-complex="normal"/>
    </style:style>
    <style:style style:name="T16" style:family="text">
      <style:text-properties fo:language="it" fo:country="IT" fo:font-weight="normal" officeooo:rsid="002123b2" style:font-weight-asian="normal" style:font-weight-complex="normal"/>
    </style:style>
    <style:style style:name="T17" style:family="text">
      <style:text-properties fo:language="it" fo:country="IT" fo:font-weight="normal" officeooo:rsid="000ffe66" style:font-weight-asian="normal" style:font-weight-complex="normal"/>
    </style:style>
    <style:style style:name="T18" style:family="text">
      <style:text-properties fo:language="it" fo:country="IT" fo:font-weight="normal" officeooo:rsid="00249ccf" style:font-weight-asian="normal" style:font-weight-complex="normal"/>
    </style:style>
    <style:style style:name="T19" style:family="text">
      <style:text-properties fo:language="it" fo:country="IT" fo:font-weight="normal" officeooo:rsid="0024a82a" style:font-weight-asian="normal" style:font-weight-complex="normal"/>
    </style:style>
    <style:style style:name="T20" style:family="text">
      <style:text-properties fo:language="it" fo:country="IT" fo:font-weight="normal" officeooo:rsid="00261b25" style:font-weight-asian="normal" style:font-weight-complex="normal"/>
    </style:style>
    <style:style style:name="T21" style:family="text">
      <style:text-properties fo:language="it" fo:country="IT" fo:font-weight="normal" officeooo:rsid="0026db8d" style:font-weight-asian="normal" style:font-weight-complex="normal"/>
    </style:style>
    <style:style style:name="T22" style:family="text">
      <style:text-properties fo:language="it" fo:country="IT" fo:font-weight="normal" officeooo:rsid="0028ee59" style:font-weight-asian="normal" style:font-weight-complex="normal"/>
    </style:style>
    <style:style style:name="T23" style:family="text">
      <style:text-properties fo:language="it" fo:country="IT" fo:font-weight="normal" officeooo:rsid="004f1932" style:font-weight-asian="normal" style:font-weight-complex="normal"/>
    </style:style>
    <style:style style:name="T24" style:family="text">
      <style:text-properties fo:language="it" fo:country="IT" fo:font-weight="normal" officeooo:rsid="00549ef5" style:font-weight-asian="normal" style:font-weight-complex="normal"/>
    </style:style>
    <style:style style:name="T25" style:family="text">
      <style:text-properties fo:language="it" fo:country="IT" fo:font-weight="normal" officeooo:rsid="00561f87" style:font-weight-asian="normal" style:font-weight-complex="normal"/>
    </style:style>
    <style:style style:name="T26" style:family="text">
      <style:text-properties fo:language="it" fo:country="IT" fo:font-weight="normal" officeooo:rsid="005814e4" style:font-weight-asian="normal" style:font-weight-complex="normal"/>
    </style:style>
    <style:style style:name="T27" style:family="text">
      <style:text-properties fo:language="it" fo:country="IT" fo:font-weight="normal" officeooo:rsid="00598757" style:font-weight-asian="normal" style:font-weight-complex="normal"/>
    </style:style>
    <style:style style:name="T28" style:family="text">
      <style:text-properties fo:language="it" fo:country="IT" fo:font-weight="normal" officeooo:rsid="00599296" style:font-weight-asian="normal" style:font-weight-complex="normal"/>
    </style:style>
    <style:style style:name="T29" style:family="text">
      <style:text-properties fo:language="it" fo:country="IT" fo:font-weight="normal" officeooo:rsid="0059eba9" style:font-weight-asian="normal" style:font-weight-complex="normal"/>
    </style:style>
    <style:style style:name="T30" style:family="text">
      <style:text-properties fo:language="it" fo:country="IT" fo:font-weight="normal" officeooo:rsid="005a6526" style:font-weight-asian="normal" style:font-weight-complex="normal"/>
    </style:style>
    <style:style style:name="T31" style:family="text">
      <style:text-properties fo:language="it" fo:country="IT" fo:font-weight="normal" officeooo:rsid="004017ba" fo:background-color="#1e1e1e" loext:char-shading-value="0" style:language-asian="zxx" style:country-asian="none" style:font-weight-asian="normal" style:language-complex="zxx" style:country-complex="none" style:font-weight-complex="normal"/>
    </style:style>
    <style:style style:name="T32" style:family="text">
      <style:text-properties fo:language="it" fo:country="IT" officeooo:rsid="000cde49"/>
    </style:style>
    <style:style style:name="T33" style:family="text">
      <style:text-properties fo:language="it" fo:country="IT" officeooo:rsid="000eb463"/>
    </style:style>
    <style:style style:name="T34" style:family="text">
      <style:text-properties fo:language="it" fo:country="IT" officeooo:rsid="0019c8c6"/>
    </style:style>
    <style:style style:name="T35" style:family="text">
      <style:text-properties fo:language="it" fo:country="IT" officeooo:rsid="001bc196"/>
    </style:style>
    <style:style style:name="T36" style:family="text">
      <style:text-properties fo:language="it" fo:country="IT" officeooo:rsid="001c7c1f"/>
    </style:style>
    <style:style style:name="T37" style:family="text">
      <style:text-properties fo:language="it" fo:country="IT" officeooo:rsid="001de39d"/>
    </style:style>
    <style:style style:name="T38" style:family="text">
      <style:text-properties fo:language="it" fo:country="IT" officeooo:rsid="0028ee59"/>
    </style:style>
    <style:style style:name="T39" style:family="text">
      <style:text-properties fo:language="it" fo:country="IT" officeooo:rsid="00068109" style:language-asian="zxx" style:country-asian="none" style:language-complex="zxx" style:country-complex="none"/>
    </style:style>
    <style:style style:name="T40" style:family="text">
      <style:text-properties fo:language="it" fo:country="IT" officeooo:rsid="002aa48b" style:language-asian="zxx" style:country-asian="none" style:language-complex="zxx" style:country-complex="none"/>
    </style:style>
    <style:style style:name="T41" style:family="text">
      <style:text-properties fo:language="it" fo:country="IT" officeooo:rsid="002d67e0" style:language-asian="zxx" style:country-asian="none" style:language-complex="zxx" style:country-complex="none"/>
    </style:style>
    <style:style style:name="T42" style:family="text">
      <style:text-properties fo:language="it" fo:country="IT" officeooo:rsid="002f221f" style:language-asian="zxx" style:country-asian="none" style:language-complex="zxx" style:country-complex="none"/>
    </style:style>
    <style:style style:name="T43" style:family="text">
      <style:text-properties fo:language="it" fo:country="IT" officeooo:rsid="0031045c" style:language-asian="zxx" style:country-asian="none" style:language-complex="zxx" style:country-complex="none"/>
    </style:style>
    <style:style style:name="T44" style:family="text">
      <style:text-properties fo:language="it" fo:country="IT" officeooo:rsid="003226df" style:language-asian="zxx" style:country-asian="none" style:language-complex="zxx" style:country-complex="none"/>
    </style:style>
    <style:style style:name="T45" style:family="text">
      <style:text-properties fo:language="it" fo:country="IT" officeooo:rsid="002b6be2" style:language-asian="zxx" style:country-asian="none" style:language-complex="zxx" style:country-complex="none"/>
    </style:style>
    <style:style style:name="T46" style:family="text">
      <style:text-properties fo:language="it" fo:country="IT" officeooo:rsid="00344381" style:language-asian="zxx" style:country-asian="none" style:language-complex="zxx" style:country-complex="none"/>
    </style:style>
    <style:style style:name="T47" style:family="text">
      <style:text-properties fo:language="it" fo:country="IT" officeooo:rsid="0050b7ba" style:language-asian="zxx" style:country-asian="none" style:language-complex="zxx" style:country-complex="none"/>
    </style:style>
    <style:style style:name="T48" style:family="text">
      <style:text-properties fo:language="it" fo:country="IT" officeooo:rsid="00361034" style:language-asian="zxx" style:country-asian="none" style:language-complex="zxx" style:country-complex="none"/>
    </style:style>
    <style:style style:name="T49" style:family="text">
      <style:text-properties fo:language="it" fo:country="IT" officeooo:rsid="00868d59" style:language-asian="zxx" style:country-asian="none" style:language-complex="zxx" style:country-complex="none"/>
    </style:style>
    <style:style style:name="T50" style:family="text">
      <style:text-properties fo:language="it" fo:country="IT" officeooo:rsid="0087ad42" style:language-asian="zxx" style:country-asian="none" style:language-complex="zxx" style:country-complex="none"/>
    </style:style>
    <style:style style:name="T51" style:family="text">
      <style:text-properties fo:language="it" fo:country="IT" officeooo:rsid="0048edb5"/>
    </style:style>
    <style:style style:name="T52" style:family="text">
      <style:text-properties fo:language="it" fo:country="IT" officeooo:rsid="004a1f50"/>
    </style:style>
    <style:style style:name="T53" style:family="text">
      <style:text-properties fo:language="it" fo:country="IT" officeooo:rsid="004c774b"/>
    </style:style>
    <style:style style:name="T54" style:family="text">
      <style:text-properties fo:language="it" fo:country="IT" officeooo:rsid="004e6af9"/>
    </style:style>
    <style:style style:name="T55" style:family="text">
      <style:text-properties fo:language="it" fo:country="IT" officeooo:rsid="000ffe66"/>
    </style:style>
    <style:style style:name="T56" style:family="text">
      <style:text-properties style:language-asian="zxx" style:country-asian="none" style:language-complex="zxx" style:country-complex="none"/>
    </style:style>
    <style:style style:name="T57" style:family="text">
      <style:text-properties officeooo:rsid="00082dc2" style:language-asian="zxx" style:country-asian="none" style:language-complex="zxx" style:country-complex="none"/>
    </style:style>
    <style:style style:name="T58" style:family="text">
      <style:text-properties officeooo:rsid="00096c4e" style:language-asian="zxx" style:country-asian="none" style:language-complex="zxx" style:country-complex="none"/>
    </style:style>
    <style:style style:name="T59" style:family="text">
      <style:text-properties officeooo:rsid="003e6b7e" style:language-asian="zxx" style:country-asian="none" style:language-complex="zxx" style:country-complex="none"/>
    </style:style>
    <style:style style:name="T60" style:family="text">
      <style:text-properties officeooo:rsid="00419f34" style:language-asian="zxx" style:country-asian="none" style:language-complex="zxx" style:country-complex="none"/>
    </style:style>
    <style:style style:name="T61" style:family="text">
      <style:text-properties officeooo:rsid="0048dc64" style:language-asian="zxx" style:country-asian="none" style:language-complex="zxx" style:country-complex="none"/>
    </style:style>
    <style:style style:name="T62" style:family="text">
      <style:text-properties officeooo:rsid="0048edb5" style:language-asian="zxx" style:country-asian="none" style:language-complex="zxx" style:country-complex="none"/>
    </style:style>
    <style:style style:name="T63" style:family="text">
      <style:text-properties officeooo:rsid="005ff3e7" style:language-asian="zxx" style:country-asian="none" style:language-complex="zxx" style:country-complex="none"/>
    </style:style>
    <style:style style:name="T64" style:family="text">
      <style:text-properties fo:font-weight="bold" style:language-asian="zxx" style:country-asian="none" style:font-weight-asian="bold" style:language-complex="zxx" style:country-complex="none" style:font-weight-complex="bold"/>
    </style:style>
    <style:style style:name="T65" style:family="text">
      <style:text-properties fo:font-weight="bold" officeooo:rsid="00082dc2" style:language-asian="zxx" style:country-asian="none" style:font-weight-asian="bold" style:language-complex="zxx" style:country-complex="none" style:font-weight-complex="bold"/>
    </style:style>
    <style:style style:name="T66" style:family="text">
      <style:text-properties fo:font-weight="bold" officeooo:rsid="00096c4e" style:language-asian="zxx" style:country-asian="none" style:font-weight-asian="bold" style:language-complex="zxx" style:country-complex="none" style:font-weight-complex="bold"/>
    </style:style>
    <style:style style:name="T67" style:family="text">
      <style:text-properties fo:font-weight="bold" style:font-weight-asian="bold" style:font-weight-complex="bold"/>
    </style:style>
    <style:style style:name="T68" style:family="text">
      <style:text-properties fo:font-weight="bold" officeooo:rsid="006fefe0" style:font-weight-asian="bold" style:font-weight-complex="bold"/>
    </style:style>
    <style:style style:name="T69" style:family="text">
      <style:text-properties fo:color="#569cd6"/>
    </style:style>
    <style:style style:name="T70" style:family="text">
      <style:text-properties fo:color="#569cd6" style:language-asian="zxx" style:country-asian="none" style:language-complex="zxx" style:country-complex="none"/>
    </style:style>
    <style:style style:name="T71" style:family="text">
      <style:text-properties fo:color="#569cd6" style:font-name="'DejaVu Sans Mono', 'Droid Sans Mono', monospace, monospace, 'Droid Sans Fallback'," fo:font-size="11pt" fo:language="it" fo:country="IT" fo:font-weight="normal" officeooo:rsid="000ffe66" fo:background-color="#1e1e1e" loext:char-shading-value="0" style:font-size-asian="11pt" style:font-weight-asian="normal" style:font-size-complex="11pt" style:font-weight-complex="normal"/>
    </style:style>
    <style:style style:name="T72" style:family="text">
      <style:text-properties fo:color="#569cd6" style:font-name="'DejaVu Sans Mono', 'Droid Sans Mono', monospace, monospace, 'Droid Sans Fallback',1" fo:language="it" fo:country="IT" fo:font-weight="normal" officeooo:rsid="004017ba" fo:background-color="#1e1e1e" loext:char-shading-value="0" style:language-asian="zxx" style:country-asian="none" style:font-weight-asian="normal" style:language-complex="zxx" style:country-complex="none" style:font-weight-complex="normal"/>
    </style:style>
    <style:style style:name="T73" style:family="text">
      <style:text-properties fo:color="#569cd6" style:font-name="'DejaVu Sans Mono" fo:language="it" fo:country="IT" fo:font-weight="normal" officeooo:rsid="004017ba" fo:background-color="#1e1e1e" loext:char-shading-value="0" style:language-asian="zxx" style:country-asian="none" style:font-weight-asian="normal" style:language-complex="zxx" style:country-complex="none" style:font-weight-complex="normal"/>
    </style:style>
    <style:style style:name="T74" style:family="text">
      <style:text-properties fo:color="#d4d4d4" style:font-name="'DejaVu Sans Mono', 'Droid Sans Mono', monospace, monospace, 'Droid Sans Fallback'," fo:font-size="11pt" fo:language="it" fo:country="IT" fo:font-weight="normal" officeooo:rsid="000ffe66" fo:background-color="#1e1e1e" loext:char-shading-value="0" style:font-size-asian="11pt" style:font-weight-asian="normal" style:font-size-complex="11pt" style:font-weight-complex="normal"/>
    </style:style>
    <style:style style:name="T75" style:family="text">
      <style:text-properties fo:color="#d4d4d4" style:font-name="'DejaVu Sans Mono', 'Droid Sans Mono', monospace, monospace, 'Droid Sans Fallback',1" fo:language="it" fo:country="IT" fo:font-weight="normal" officeooo:rsid="004017ba" fo:background-color="#1e1e1e" loext:char-shading-value="0" style:language-asian="zxx" style:country-asian="none" style:font-weight-asian="normal" style:language-complex="zxx" style:country-complex="none" style:font-weight-complex="normal"/>
    </style:style>
    <style:style style:name="T76" style:family="text">
      <style:text-properties fo:color="#d4d4d4" style:font-name="'DejaVu Sans Mono" fo:language="it" fo:country="IT" fo:font-weight="normal" officeooo:rsid="004017ba" fo:background-color="#1e1e1e" loext:char-shading-value="0" style:language-asian="zxx" style:country-asian="none" style:font-weight-asian="normal" style:language-complex="zxx" style:country-complex="none" style:font-weight-complex="normal"/>
    </style:style>
    <style:style style:name="T77" style:family="text">
      <style:text-properties fo:color="#dcdcaa" style:language-asian="zxx" style:country-asian="none" style:language-complex="zxx" style:country-complex="none"/>
    </style:style>
    <style:style style:name="T78" style:family="text">
      <style:text-properties fo:color="#dcdcaa" style:font-name="'DejaVu Sans Mono', 'Droid Sans Mono', monospace, monospace, 'Droid Sans Fallback'," fo:font-size="11pt" fo:language="it" fo:country="IT" fo:font-weight="normal" officeooo:rsid="000ffe66" fo:background-color="#1e1e1e" loext:char-shading-value="0" style:font-size-asian="11pt" style:font-weight-asian="normal" style:font-size-complex="11pt" style:font-weight-complex="normal"/>
    </style:style>
    <style:style style:name="T79" style:family="text">
      <style:text-properties fo:color="#dcdcaa" style:font-name="'DejaVu Sans Mono', 'Droid Sans Mono', monospace, monospace, 'Droid Sans Fallback',1" fo:language="it" fo:country="IT" fo:font-weight="normal" officeooo:rsid="004017ba" fo:background-color="#1e1e1e" loext:char-shading-value="0" style:language-asian="zxx" style:country-asian="none" style:font-weight-asian="normal" style:language-complex="zxx" style:country-complex="none" style:font-weight-complex="normal"/>
    </style:style>
    <style:style style:name="T80" style:family="text">
      <style:text-properties fo:color="#dcdcaa" style:font-name="'DejaVu Sans Mono" fo:language="it" fo:country="IT" fo:font-weight="normal" officeooo:rsid="004017ba" fo:background-color="#1e1e1e" loext:char-shading-value="0" style:language-asian="zxx" style:country-asian="none" style:font-weight-asian="normal" style:language-complex="zxx" style:country-complex="none" style:font-weight-complex="normal"/>
    </style:style>
    <style:style style:name="T81" style:family="text">
      <style:text-properties fo:color="#4ec9b0" style:language-asian="zxx" style:country-asian="none" style:language-complex="zxx" style:country-complex="none"/>
    </style:style>
    <style:style style:name="T82" style:family="text">
      <style:text-properties fo:color="#4ec9b0" style:font-name="'DejaVu Sans Mono', 'Droid Sans Mono', monospace, monospace, 'Droid Sans Fallback'," fo:font-size="11pt" fo:language="it" fo:country="IT" fo:font-weight="normal" officeooo:rsid="000ffe66" fo:background-color="#1e1e1e" loext:char-shading-value="0" style:font-size-asian="11pt" style:font-weight-asian="normal" style:font-size-complex="11pt" style:font-weight-complex="normal"/>
    </style:style>
    <style:style style:name="T83" style:family="text">
      <style:text-properties fo:color="#4ec9b0" fo:language="zxx" fo:country="none" style:language-asian="zxx" style:country-asian="none" style:language-complex="zxx" style:country-complex="none"/>
    </style:style>
    <style:style style:name="T84" style:family="text">
      <style:text-properties fo:color="#4ec9b0" style:font-name="'DejaVu Sans Mono', 'Droid Sans Mono', monospace, monospace, 'Droid Sans Fallback',1" fo:language="it" fo:country="IT" fo:font-weight="normal" officeooo:rsid="004017ba" fo:background-color="#1e1e1e" loext:char-shading-value="0" style:language-asian="zxx" style:country-asian="none" style:font-weight-asian="normal" style:language-complex="zxx" style:country-complex="none" style:font-weight-complex="normal"/>
    </style:style>
    <style:style style:name="T85" style:family="text">
      <style:text-properties fo:color="#4ec9b0" style:font-name="'DejaVu Sans Mono" fo:language="it" fo:country="IT" fo:font-weight="normal" officeooo:rsid="004017ba" fo:background-color="#1e1e1e" loext:char-shading-value="0" style:language-asian="zxx" style:country-asian="none" style:font-weight-asian="normal" style:language-complex="zxx" style:country-complex="none" style:font-weight-complex="normal"/>
    </style:style>
    <style:style style:name="T86" style:family="text">
      <style:text-properties fo:color="#9cdcfe" style:language-asian="zxx" style:country-asian="none" style:language-complex="zxx" style:country-complex="none"/>
    </style:style>
    <style:style style:name="T87" style:family="text">
      <style:text-properties fo:color="#9cdcfe" style:font-name="'DejaVu Sans Mono', 'Droid Sans Mono', monospace, monospace, 'Droid Sans Fallback'," fo:font-size="11pt" fo:language="it" fo:country="IT" fo:font-weight="normal" officeooo:rsid="000ffe66" fo:background-color="#1e1e1e" loext:char-shading-value="0" style:font-size-asian="11pt" style:font-weight-asian="normal" style:font-size-complex="11pt" style:font-weight-complex="normal"/>
    </style:style>
    <style:style style:name="T88" style:family="text">
      <style:text-properties fo:color="#9cdcfe" style:font-name="'DejaVu Sans Mono', 'Droid Sans Mono', monospace, monospace, 'Droid Sans Fallback',1" fo:language="it" fo:country="IT" fo:font-weight="normal" officeooo:rsid="004017ba" fo:background-color="#1e1e1e" loext:char-shading-value="0" style:language-asian="zxx" style:country-asian="none" style:font-weight-asian="normal" style:language-complex="zxx" style:country-complex="none" style:font-weight-complex="normal"/>
    </style:style>
    <style:style style:name="T89" style:family="text">
      <style:text-properties fo:color="#9cdcfe" style:font-name="'DejaVu Sans Mono" fo:language="it" fo:country="IT" fo:font-weight="normal" officeooo:rsid="004017ba" fo:background-color="#1e1e1e" loext:char-shading-value="0" style:language-asian="zxx" style:country-asian="none" style:font-weight-asian="normal" style:language-complex="zxx" style:country-complex="none" style:font-weight-complex="normal"/>
    </style:style>
    <style:style style:name="T90" style:family="text">
      <style:text-properties fo:language="zxx" fo:country="none" style:language-asian="zxx" style:country-asian="none" style:language-complex="zxx" style:country-complex="none"/>
    </style:style>
    <style:style style:name="T91" style:family="text">
      <style:text-properties fo:font-size="12pt" fo:language="it" fo:country="IT" fo:font-weight="normal" style:font-size-asian="10.5pt" style:language-asian="zxx" style:country-asian="none" style:font-weight-asian="normal" style:font-size-complex="12pt" style:language-complex="zxx" style:country-complex="none" style:font-weight-complex="normal"/>
    </style:style>
    <style:style style:name="T92" style:family="text">
      <style:text-properties fo:font-size="12pt" fo:language="it" fo:country="IT" fo:font-weight="normal" officeooo:rsid="0035cd05" style:font-size-asian="10.5pt" style:language-asian="zxx" style:country-asian="none" style:font-weight-asian="normal" style:font-size-complex="12pt" style:language-complex="zxx" style:country-complex="none" style:font-weight-complex="normal"/>
    </style:style>
    <style:style style:name="T93" style:family="text">
      <style:text-properties fo:font-size="12pt" fo:language="it" fo:country="IT" fo:font-weight="normal" officeooo:rsid="00361034" style:font-size-asian="10.5pt" style:language-asian="zxx" style:country-asian="none" style:font-weight-asian="normal" style:font-size-complex="12pt" style:language-complex="zxx" style:country-complex="none" style:font-weight-complex="normal"/>
    </style:style>
    <style:style style:name="T94" style:family="text">
      <style:text-properties fo:font-size="12pt" fo:language="it" fo:country="IT" fo:font-weight="normal" officeooo:rsid="0038f869" style:font-size-asian="10.5pt" style:language-asian="zxx" style:country-asian="none" style:font-weight-asian="normal" style:font-size-complex="12pt" style:language-complex="zxx" style:country-complex="none" style:font-weight-complex="normal"/>
    </style:style>
    <style:style style:name="T95" style:family="text">
      <style:text-properties fo:font-size="12pt" fo:language="it" fo:country="IT" fo:font-weight="normal" officeooo:rsid="0039c4f7" style:font-size-asian="10.5pt" style:language-asian="zxx" style:country-asian="none" style:font-weight-asian="normal" style:font-size-complex="12pt" style:language-complex="zxx" style:country-complex="none" style:font-weight-complex="normal"/>
    </style:style>
    <style:style style:name="T96" style:family="text">
      <style:text-properties fo:font-size="12pt" fo:language="it" fo:country="IT" fo:font-weight="normal" officeooo:rsid="00068109" style:font-size-asian="10.5pt" style:language-asian="zxx" style:country-asian="none" style:font-weight-asian="normal" style:font-size-complex="12pt" style:language-complex="zxx" style:country-complex="none" style:font-weight-complex="normal"/>
    </style:style>
    <style:style style:name="T97" style:family="text">
      <style:text-properties fo:font-size="12pt" fo:language="it" fo:country="IT" fo:font-weight="normal" officeooo:rsid="004752bb" style:font-size-asian="10.5pt" style:language-asian="zxx" style:country-asian="none" style:font-weight-asian="normal" style:font-size-complex="12pt" style:language-complex="zxx" style:country-complex="none" style:font-weight-complex="normal"/>
    </style:style>
    <style:style style:name="T98" style:family="text">
      <style:text-properties fo:font-size="12pt" fo:language="it" fo:country="IT" fo:font-weight="normal" officeooo:rsid="00283874" style:font-size-asian="10.5pt" style:language-asian="zxx" style:country-asian="none" style:font-weight-asian="normal" style:font-size-complex="12pt" style:language-complex="zxx" style:country-complex="none" style:font-weight-complex="normal"/>
    </style:style>
    <style:style style:name="T99" style:family="text">
      <style:text-properties fo:font-size="12pt" fo:language="it" fo:country="IT" fo:font-weight="normal" officeooo:rsid="0048721d" style:font-size-asian="10.5pt" style:language-asian="zxx" style:country-asian="none" style:font-weight-asian="normal" style:font-size-complex="12pt" style:language-complex="zxx" style:country-complex="none" style:font-weight-complex="normal"/>
    </style:style>
    <style:style style:name="T100" style:family="text">
      <style:text-properties fo:font-size="12pt" fo:language="it" fo:country="IT" fo:font-weight="normal" officeooo:rsid="004fe0bd" style:font-size-asian="10.5pt" style:language-asian="zxx" style:country-asian="none" style:font-weight-asian="normal" style:font-size-complex="12pt" style:language-complex="zxx" style:country-complex="none" style:font-weight-complex="normal"/>
    </style:style>
    <style:style style:name="T101" style:family="text">
      <style:text-properties fo:font-size="12pt" fo:language="it" fo:country="IT" fo:font-weight="normal" officeooo:rsid="005267f6" style:font-size-asian="10.5pt" style:language-asian="zxx" style:country-asian="none" style:font-weight-asian="normal" style:font-size-complex="12pt" style:language-complex="zxx" style:country-complex="none" style:font-weight-complex="normal"/>
    </style:style>
    <style:style style:name="T102" style:family="text">
      <style:text-properties fo:font-size="12pt" fo:language="it" fo:country="IT" fo:font-weight="normal" officeooo:rsid="0052f67b" style:font-size-asian="10.5pt" style:language-asian="zxx" style:country-asian="none" style:font-weight-asian="normal" style:font-size-complex="12pt" style:language-complex="zxx" style:country-complex="none" style:font-weight-complex="normal"/>
    </style:style>
    <style:style style:name="T103" style:family="text">
      <style:text-properties fo:font-size="12pt" fo:language="it" fo:country="IT" fo:font-weight="normal" officeooo:rsid="005b25a2" style:font-size-asian="10.5pt" style:language-asian="zxx" style:country-asian="none" style:font-weight-asian="normal" style:font-size-complex="12pt" style:language-complex="zxx" style:country-complex="none" style:font-weight-complex="normal"/>
    </style:style>
    <style:style style:name="T104" style:family="text">
      <style:text-properties fo:font-size="12pt" fo:language="it" fo:country="IT" fo:font-weight="normal" officeooo:rsid="005c65ba" style:font-size-asian="10.5pt" style:language-asian="zxx" style:country-asian="none" style:font-weight-asian="normal" style:font-size-complex="12pt" style:language-complex="zxx" style:country-complex="none" style:font-weight-complex="normal"/>
    </style:style>
    <style:style style:name="T105" style:family="text">
      <style:text-properties fo:font-size="12pt" fo:language="it" fo:country="IT" fo:font-weight="normal" officeooo:rsid="006a4dd7" style:font-size-asian="10.5pt" style:language-asian="zxx" style:country-asian="none" style:font-weight-asian="normal" style:font-size-complex="12pt" style:language-complex="zxx" style:country-complex="none" style:font-weight-complex="normal"/>
    </style:style>
    <style:style style:name="T106" style:family="text">
      <style:text-properties fo:font-size="12pt" fo:language="it" fo:country="IT" fo:font-weight="normal" officeooo:rsid="006bc9dd" style:font-size-asian="10.5pt" style:language-asian="zxx" style:country-asian="none" style:font-weight-asian="normal" style:font-size-complex="12pt" style:language-complex="zxx" style:country-complex="none" style:font-weight-complex="normal"/>
    </style:style>
    <style:style style:name="T107" style:family="text">
      <style:text-properties fo:font-size="12pt" fo:language="it" fo:country="IT" fo:font-weight="normal" officeooo:rsid="006c2ce3" style:font-size-asian="10.5pt" style:language-asian="zxx" style:country-asian="none" style:font-weight-asian="normal" style:font-size-complex="12pt" style:language-complex="zxx" style:country-complex="none" style:font-weight-complex="normal"/>
    </style:style>
    <style:style style:name="T108" style:family="text">
      <style:text-properties fo:font-size="12pt" fo:language="it" fo:country="IT" fo:font-weight="normal" officeooo:rsid="006f0954" style:font-size-asian="10.5pt" style:language-asian="zxx" style:country-asian="none" style:font-weight-asian="normal" style:font-size-complex="12pt" style:language-complex="zxx" style:country-complex="none" style:font-weight-complex="normal"/>
    </style:style>
    <style:style style:name="T109" style:family="text">
      <style:text-properties fo:font-size="12pt" fo:language="it" fo:country="IT" fo:font-weight="normal" officeooo:rsid="006fefe0" style:font-size-asian="10.5pt" style:language-asian="zxx" style:country-asian="none" style:font-weight-asian="normal" style:font-size-complex="12pt" style:language-complex="zxx" style:country-complex="none" style:font-weight-complex="normal"/>
    </style:style>
    <style:style style:name="T110" style:family="text">
      <style:text-properties fo:font-size="12pt" fo:language="it" fo:country="IT" fo:font-weight="normal" officeooo:rsid="00718ab4" style:font-size-asian="10.5pt" style:language-asian="zxx" style:country-asian="none" style:font-weight-asian="normal" style:font-size-complex="12pt" style:language-complex="zxx" style:country-complex="none" style:font-weight-complex="normal"/>
    </style:style>
    <style:style style:name="T111" style:family="text">
      <style:text-properties fo:font-size="12pt" fo:language="it" fo:country="IT" fo:font-weight="normal" officeooo:rsid="00722ee6" style:font-size-asian="10.5pt" style:language-asian="zxx" style:country-asian="none" style:font-weight-asian="normal" style:font-size-complex="12pt" style:language-complex="zxx" style:country-complex="none" style:font-weight-complex="normal"/>
    </style:style>
    <style:style style:name="T112" style:family="text">
      <style:text-properties fo:font-size="12pt" fo:language="it" fo:country="IT" fo:font-weight="normal" officeooo:rsid="0072f013" style:font-size-asian="10.5pt" style:language-asian="zxx" style:country-asian="none" style:font-weight-asian="normal" style:font-size-complex="12pt" style:language-complex="zxx" style:country-complex="none" style:font-weight-complex="normal"/>
    </style:style>
    <style:style style:name="T113" style:family="text">
      <style:text-properties fo:font-size="12pt" fo:language="it" fo:country="IT" fo:font-weight="normal" officeooo:rsid="0073040e" style:font-size-asian="10.5pt" style:language-asian="zxx" style:country-asian="none" style:font-weight-asian="normal" style:font-size-complex="12pt" style:language-complex="zxx" style:country-complex="none" style:font-weight-complex="normal"/>
    </style:style>
    <style:style style:name="T114" style:family="text">
      <style:text-properties fo:font-size="12pt" fo:language="it" fo:country="IT" fo:font-weight="normal" officeooo:rsid="00740bda" style:font-size-asian="10.5pt" style:language-asian="zxx" style:country-asian="none" style:font-weight-asian="normal" style:font-size-complex="12pt" style:language-complex="zxx" style:country-complex="none" style:font-weight-complex="normal"/>
    </style:style>
    <style:style style:name="T115" style:family="text">
      <style:text-properties fo:font-size="12pt" fo:language="it" fo:country="IT" fo:font-weight="normal" officeooo:rsid="0075631d" style:font-size-asian="10.5pt" style:language-asian="zxx" style:country-asian="none" style:font-weight-asian="normal" style:font-size-complex="12pt" style:language-complex="zxx" style:country-complex="none" style:font-weight-complex="normal"/>
    </style:style>
    <style:style style:name="T116" style:family="text">
      <style:text-properties fo:font-size="12pt" fo:language="it" fo:country="IT" fo:font-weight="normal" officeooo:rsid="0076d629" style:font-size-asian="10.5pt" style:language-asian="zxx" style:country-asian="none" style:font-weight-asian="normal" style:font-size-complex="12pt" style:language-complex="zxx" style:country-complex="none" style:font-weight-complex="normal"/>
    </style:style>
    <style:style style:name="T117" style:family="text">
      <style:text-properties fo:font-size="12pt" fo:language="it" fo:country="IT" fo:font-weight="normal" officeooo:rsid="00771555" style:font-size-asian="10.5pt" style:language-asian="zxx" style:country-asian="none" style:font-weight-asian="normal" style:font-size-complex="12pt" style:language-complex="zxx" style:country-complex="none" style:font-weight-complex="normal"/>
    </style:style>
    <style:style style:name="T118" style:family="text">
      <style:text-properties fo:font-size="12pt" fo:language="it" fo:country="IT" fo:font-weight="normal" officeooo:rsid="007a0a18" style:font-size-asian="10.5pt" style:language-asian="zxx" style:country-asian="none" style:font-weight-asian="normal" style:font-size-complex="12pt" style:language-complex="zxx" style:country-complex="none" style:font-weight-complex="normal"/>
    </style:style>
    <style:style style:name="T119" style:family="text">
      <style:text-properties fo:font-size="12pt" fo:language="it" fo:country="IT" fo:font-weight="normal" officeooo:rsid="007abb4e" style:font-size-asian="10.5pt" style:language-asian="zxx" style:country-asian="none" style:font-weight-asian="normal" style:font-size-complex="12pt" style:language-complex="zxx" style:country-complex="none" style:font-weight-complex="normal"/>
    </style:style>
    <style:style style:name="T120" style:family="text">
      <style:text-properties fo:font-size="12pt" fo:language="it" fo:country="IT" fo:font-weight="normal" officeooo:rsid="007b89a5" style:font-size-asian="10.5pt" style:language-asian="zxx" style:country-asian="none" style:font-weight-asian="normal" style:font-size-complex="12pt" style:language-complex="zxx" style:country-complex="none" style:font-weight-complex="normal"/>
    </style:style>
    <style:style style:name="T121" style:family="text">
      <style:text-properties fo:font-size="12pt" fo:language="it" fo:country="IT" fo:font-weight="normal" officeooo:rsid="007eef98" style:font-size-asian="10.5pt" style:language-asian="zxx" style:country-asian="none" style:font-weight-asian="normal" style:font-size-complex="12pt" style:language-complex="zxx" style:country-complex="none" style:font-weight-complex="normal"/>
    </style:style>
    <style:style style:name="T122" style:family="text">
      <style:text-properties fo:font-size="12pt" fo:language="it" fo:country="IT" fo:font-weight="normal" officeooo:rsid="0083d6d0" style:font-size-asian="10.5pt" style:language-asian="zxx" style:country-asian="none" style:font-weight-asian="normal" style:font-size-complex="12pt" style:language-complex="zxx" style:country-complex="none" style:font-weight-complex="normal"/>
    </style:style>
    <style:style style:name="T123" style:family="text">
      <style:text-properties fo:font-size="12pt" fo:language="it" fo:country="IT" fo:font-weight="normal" officeooo:rsid="002aa48b" style:font-size-asian="10.5pt" style:language-asian="zxx" style:country-asian="none" style:font-weight-asian="normal" style:font-size-complex="12pt" style:language-complex="zxx" style:country-complex="none" style:font-weight-complex="normal"/>
    </style:style>
    <style:style style:name="T124" style:family="text">
      <style:text-properties fo:font-size="12pt" fo:language="it" fo:country="IT" fo:font-weight="normal" officeooo:rsid="008542e8" style:font-size-asian="10.5pt" style:language-asian="zxx" style:country-asian="none" style:font-weight-asian="normal" style:font-size-complex="12pt" style:language-complex="zxx" style:country-complex="none" style:font-weight-complex="normal"/>
    </style:style>
    <style:style style:name="T125" style:family="text">
      <style:text-properties fo:font-size="12pt" fo:language="it" fo:country="IT" fo:font-weight="normal" officeooo:rsid="00868d59" style:font-size-asian="10.5pt" style:language-asian="zxx" style:country-asian="none" style:font-weight-asian="normal" style:font-size-complex="12pt" style:language-complex="zxx" style:country-complex="none" style:font-weight-complex="normal"/>
    </style:style>
    <style:style style:name="T126" style:family="text">
      <style:text-properties fo:font-size="12pt" fo:language="it" fo:country="IT" fo:font-weight="normal" officeooo:rsid="0087ad42" style:font-size-asian="10.5pt" style:language-asian="zxx" style:country-asian="none" style:font-weight-asian="normal" style:font-size-complex="12pt" style:language-complex="zxx" style:country-complex="none" style:font-weight-complex="normal"/>
    </style:style>
    <style:style style:name="T127" style:family="text">
      <style:text-properties fo:font-size="12pt" fo:language="it" fo:country="IT" fo:font-weight="normal" officeooo:rsid="00891d81" style:font-size-asian="10.5pt" style:language-asian="zxx" style:country-asian="none" style:font-weight-asian="normal" style:font-size-complex="12pt" style:language-complex="zxx" style:country-complex="none" style:font-weight-complex="normal"/>
    </style:style>
    <style:style style:name="T128" style:family="text">
      <style:text-properties fo:font-size="12pt" fo:language="it" fo:country="IT" fo:font-weight="normal" officeooo:rsid="008b0258" style:font-size-asian="10.5pt" style:language-asian="zxx" style:country-asian="none" style:font-weight-asian="normal" style:font-size-complex="12pt" style:language-complex="zxx" style:country-complex="none" style:font-weight-complex="normal"/>
    </style:style>
    <style:style style:name="T129" style:family="text">
      <style:text-properties fo:font-size="12pt" fo:language="it" fo:country="IT" fo:font-weight="bold" style:font-size-asian="10.5pt" style:language-asian="zxx" style:country-asian="none" style:font-weight-asian="bold" style:font-size-complex="12pt" style:language-complex="zxx" style:country-complex="none" style:font-weight-complex="bold"/>
    </style:style>
    <style:style style:name="T130" style:family="text">
      <style:text-properties fo:font-size="12pt" fo:language="it" fo:country="IT" fo:font-weight="bold" officeooo:rsid="006f0954" style:font-size-asian="10.5pt" style:language-asian="zxx" style:country-asian="none" style:font-weight-asian="bold" style:font-size-complex="12pt" style:language-complex="zxx" style:country-complex="none" style:font-weight-complex="bold"/>
    </style:style>
    <style:style style:name="T131" style:family="text">
      <style:text-properties fo:font-size="12pt" fo:language="it" fo:country="IT" fo:font-weight="bold" officeooo:rsid="006fefe0" style:font-size-asian="10.5pt" style:language-asian="zxx" style:country-asian="none" style:font-weight-asian="bold" style:font-size-complex="12pt" style:language-complex="zxx" style:country-complex="none" style:font-weight-complex="bold"/>
    </style:style>
    <style:style style:name="T132" style:family="text">
      <style:text-properties fo:font-size="12pt" fo:language="it" fo:country="IT" fo:font-weight="bold" officeooo:rsid="00722ee6" style:font-size-asian="10.5pt" style:language-asian="zxx" style:country-asian="none" style:font-weight-asian="bold" style:font-size-complex="12pt" style:language-complex="zxx" style:country-complex="none" style:font-weight-complex="bold"/>
    </style:style>
    <style:style style:name="T133" style:family="text">
      <style:text-properties fo:font-size="12pt" fo:language="it" fo:country="IT" fo:font-weight="bold" officeooo:rsid="00718ab4" style:font-size-asian="10.5pt" style:language-asian="zxx" style:country-asian="none" style:font-weight-asian="bold" style:font-size-complex="12pt" style:language-complex="zxx" style:country-complex="none" style:font-weight-complex="bold"/>
    </style:style>
    <style:style style:name="T134" style:family="text">
      <style:text-properties fo:font-size="12pt" fo:language="it" fo:country="IT" fo:font-weight="bold" officeooo:rsid="0072f013" style:font-size-asian="10.5pt" style:language-asian="zxx" style:country-asian="none" style:font-weight-asian="bold" style:font-size-complex="12pt" style:language-complex="zxx" style:country-complex="none" style:font-weight-complex="bold"/>
    </style:style>
    <style:style style:name="T135" style:family="text">
      <style:text-properties fo:font-size="12pt" fo:language="it" fo:country="IT" fo:font-weight="bold" officeooo:rsid="0073962b" style:font-size-asian="10.5pt" style:language-asian="zxx" style:country-asian="none" style:font-weight-asian="bold" style:font-size-complex="12pt" style:language-complex="zxx" style:country-complex="none" style:font-weight-complex="bold"/>
    </style:style>
    <style:style style:name="T136" style:family="text">
      <style:text-properties fo:font-size="12pt" fo:language="it" fo:country="IT" fo:font-weight="bold" officeooo:rsid="0075631d" style:font-size-asian="10.5pt" style:language-asian="zxx" style:country-asian="none" style:font-weight-asian="bold" style:font-size-complex="12pt" style:language-complex="zxx" style:country-complex="none" style:font-weight-complex="bold"/>
    </style:style>
    <style:style style:name="T137" style:family="text">
      <style:text-properties fo:font-size="12pt" fo:language="it" fo:country="IT" fo:font-weight="bold" officeooo:rsid="00740bda" style:font-size-asian="10.5pt" style:language-asian="zxx" style:country-asian="none" style:font-weight-asian="bold" style:font-size-complex="12pt" style:language-complex="zxx" style:country-complex="none" style:font-weight-complex="bold"/>
    </style:style>
    <style:style style:name="T138" style:family="text">
      <style:text-properties fo:font-size="12pt" fo:language="it" fo:country="IT" fo:font-weight="bold" officeooo:rsid="007b89a5" style:font-size-asian="10.5pt" style:language-asian="zxx" style:country-asian="none" style:font-weight-asian="bold" style:font-size-complex="12pt" style:language-complex="zxx" style:country-complex="none" style:font-weight-complex="bold"/>
    </style:style>
    <style:style style:name="T139" style:family="text">
      <style:text-properties fo:font-size="12pt" fo:language="it" fo:country="IT" fo:font-style="normal" fo:font-weight="bold" style:font-size-asian="10.5pt" style:language-asian="zxx" style:country-asian="none" style:font-style-asian="normal" style:font-weight-asian="bold" style:font-size-complex="12pt" style:language-complex="zxx" style:country-complex="none" style:font-style-complex="normal" style:font-weight-complex="bold"/>
    </style:style>
    <style:style style:name="T140" style:family="text">
      <style:text-properties fo:font-size="12pt" fo:language="it" fo:country="IT" fo:font-style="normal" fo:font-weight="bold" officeooo:rsid="0083576f" style:font-size-asian="10.5pt" style:language-asian="zxx" style:country-asian="none" style:font-style-asian="normal" style:font-weight-asian="bold" style:font-size-complex="12pt" style:language-complex="zxx" style:country-complex="none" style:font-style-complex="normal" style:font-weight-complex="bold"/>
    </style:style>
    <style:style style:name="T141" style:family="text">
      <style:text-properties fo:color="#000000" style:font-name="Liberation Serif" fo:font-size="12pt" fo:language="it" fo:country="IT" fo:font-weight="normal" fo:background-color="transparent" loext:char-shading-value="0" style:font-size-asian="12pt" style:language-asian="zxx" style:country-asian="none" style:font-weight-asian="normal" style:font-size-complex="12pt" style:language-complex="zxx" style:country-complex="none" style:font-weight-complex="normal"/>
    </style:style>
    <style:style style:name="T142" style:family="text">
      <style:text-properties fo:color="#000000" style:font-name="Liberation Serif" fo:font-size="12pt" fo:language="it" fo:country="IT" fo:font-weight="normal" officeooo:rsid="00419f34" fo:background-color="transparent" loext:char-shading-value="0" style:font-size-asian="12pt" style:language-asian="zxx" style:country-asian="none" style:font-weight-asian="normal" style:font-size-complex="12pt" style:language-complex="zxx" style:country-complex="none" style:font-weight-complex="normal"/>
    </style:style>
    <style:style style:name="T143" style:family="text">
      <style:text-properties fo:color="#000000" style:font-name="Liberation Serif" fo:font-size="12pt" fo:language="it" fo:country="IT" fo:font-weight="normal" officeooo:rsid="00421457" fo:background-color="transparent" loext:char-shading-value="0" style:font-size-asian="12pt" style:language-asian="zxx" style:country-asian="none" style:font-weight-asian="normal" style:font-size-complex="12pt" style:language-complex="zxx" style:country-complex="none" style:font-weight-complex="normal"/>
    </style:style>
    <style:style style:name="T144" style:family="text">
      <style:text-properties fo:color="#000000" style:font-name="Liberation Serif" fo:font-size="12pt" fo:language="it" fo:country="IT" fo:font-weight="normal" officeooo:rsid="00430a07" fo:background-color="transparent" loext:char-shading-value="0" style:font-size-asian="12pt" style:language-asian="zxx" style:country-asian="none" style:font-weight-asian="normal" style:font-size-complex="12pt" style:language-complex="zxx" style:country-complex="none" style:font-weight-complex="normal"/>
    </style:style>
    <style:style style:name="T145" style:family="text">
      <style:text-properties fo:color="#000000" style:font-name="Liberation Serif" fo:font-size="12pt" fo:language="it" fo:country="IT" fo:font-weight="normal" officeooo:rsid="00609d35" fo:background-color="transparent" loext:char-shading-value="0" style:font-size-asian="12pt" style:language-asian="zxx" style:country-asian="none" style:font-weight-asian="normal" style:font-size-complex="12pt" style:language-complex="zxx" style:country-complex="none" style:font-weight-complex="normal"/>
    </style:style>
    <style:style style:name="T146" style:family="text">
      <style:text-properties fo:color="#000000" style:font-name="Liberation Serif" fo:font-size="12pt" fo:language="it" fo:country="IT" fo:font-weight="normal" officeooo:rsid="0061960b" fo:background-color="transparent" loext:char-shading-value="0" style:font-size-asian="12pt" style:language-asian="zxx" style:country-asian="none" style:font-weight-asian="normal" style:font-size-complex="12pt" style:language-complex="zxx" style:country-complex="none" style:font-weight-complex="normal"/>
    </style:style>
    <style:style style:name="T147" style:family="text">
      <style:text-properties fo:color="#000000" style:font-name="Liberation Serif" fo:font-size="12pt" fo:language="it" fo:country="IT" fo:font-weight="normal" officeooo:rsid="0066790e" fo:background-color="transparent" loext:char-shading-value="0" style:font-size-asian="12pt" style:language-asian="zxx" style:country-asian="none" style:font-weight-asian="normal" style:font-size-complex="12pt" style:language-complex="zxx" style:country-complex="none" style:font-weight-complex="normal"/>
    </style:style>
    <style:style style:name="T148" style:family="text">
      <style:text-properties fo:color="#000000" style:font-name="Liberation Serif" fo:font-size="12pt" fo:language="it" fo:country="IT" fo:font-weight="normal" officeooo:rsid="0067204b" fo:background-color="transparent" loext:char-shading-value="0" style:font-size-asian="12pt" style:language-asian="zxx" style:country-asian="none" style:font-weight-asian="normal" style:font-size-complex="12pt" style:language-complex="zxx" style:country-complex="none" style:font-weight-complex="normal"/>
    </style:style>
    <style:style style:name="T149" style:family="text">
      <style:text-properties fo:color="#000000" style:font-name="Liberation Serif" fo:font-size="12pt" fo:language="it" fo:country="IT" fo:font-weight="normal" officeooo:rsid="00691a7c" fo:background-color="transparent" loext:char-shading-value="0" style:font-size-asian="12pt" style:language-asian="zxx" style:country-asian="none" style:font-weight-asian="normal" style:font-size-complex="12pt" style:language-complex="zxx" style:country-complex="none" style:font-weight-complex="normal"/>
    </style:style>
    <style:style style:name="T150" style:family="text">
      <style:text-properties fo:color="#000000" style:font-name="Liberation Serif" fo:font-size="12pt" fo:language="it" fo:country="IT" fo:font-weight="normal" officeooo:rsid="00694fb4" fo:background-color="transparent" loext:char-shading-value="0" style:font-size-asian="12pt" style:language-asian="zxx" style:country-asian="none" style:font-weight-asian="normal" style:font-size-complex="12pt" style:language-complex="zxx" style:country-complex="none" style:font-weight-complex="normal"/>
    </style:style>
    <style:style style:name="T151" style:family="text">
      <style:text-properties fo:color="#000000" style:font-name="Liberation Serif" fo:font-size="12pt" fo:language="it" fo:country="IT" fo:font-weight="normal" style:font-size-asian="12pt" style:language-asian="zxx" style:country-asian="none" style:font-weight-asian="normal" style:font-size-complex="12pt" style:language-complex="zxx" style:country-complex="none" style:font-weight-complex="normal"/>
    </style:style>
    <style:style style:name="T152" style:family="text">
      <style:text-properties fo:color="#000000" style:font-name="Liberation Serif" fo:font-size="12pt" fo:language="it" fo:country="IT" fo:font-weight="normal" officeooo:rsid="00421457" style:font-size-asian="12pt" style:language-asian="zxx" style:country-asian="none" style:font-weight-asian="normal" style:font-size-complex="12pt" style:language-complex="zxx" style:country-complex="none" style:font-weight-complex="normal"/>
    </style:style>
    <style:style style:name="T153" style:family="text">
      <style:text-properties fo:color="#000000" style:font-name="Liberation Serif" fo:font-size="12pt" fo:language="it" fo:country="IT" fo:font-weight="bold" officeooo:rsid="00419f34" fo:background-color="transparent" loext:char-shading-value="0" style:font-size-asian="12pt" style:language-asian="zxx" style:country-asian="none" style:font-weight-asian="bold" style:font-size-complex="12pt" style:language-complex="zxx" style:country-complex="none" style:font-weight-complex="bold"/>
    </style:style>
    <style:style style:name="T154" style:family="text">
      <style:text-properties fo:color="#000000" style:font-name="Liberation Serif" fo:background-color="transparent" loext:char-shading-value="0" style:font-size-asian="12pt"/>
    </style:style>
    <style:style style:name="T155" style:family="text">
      <style:text-properties fo:color="#000000" style:font-name="Liberation Serif" officeooo:rsid="004405bd" fo:background-color="transparent" loext:char-shading-value="0" style:font-size-asian="12pt"/>
    </style:style>
    <style:style style:name="T156" style:family="text">
      <style:text-properties fo:color="#000000" style:font-name="Liberation Serif" officeooo:rsid="006a4dd7" fo:background-color="transparent" loext:char-shading-value="0" style:font-size-asian="12pt"/>
    </style:style>
    <style:style style:name="T157" style:family="text">
      <style:text-properties style:font-name="Liberation Serif1" fo:language="it" fo:country="IT" officeooo:rsid="004bb797"/>
    </style:style>
    <style:style style:name="T158" style:family="text">
      <style:text-properties officeooo:rsid="005fb566"/>
    </style:style>
    <style:style style:name="T159" style:family="text">
      <style:text-properties officeooo:rsid="00609d35"/>
    </style:style>
    <style:style style:name="T160" style:family="text">
      <style:text-properties officeooo:rsid="006fefe0"/>
    </style:style>
    <style:style style:name="T161" style:family="text">
      <style:text-properties officeooo:rsid="00713b84"/>
    </style:style>
    <style:style style:name="T162" style:family="text">
      <style:text-properties officeooo:rsid="00718ab4"/>
    </style:style>
    <style:style style:name="T163" style:family="text">
      <style:text-properties officeooo:rsid="00891d81"/>
    </style:style>
    <style:style style:name="T164" style:family="text">
      <style:text-properties officeooo:rsid="008b02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Primo progetto intermedio A.A. 2020-2021</text:p>
      <text:p text:style-name="P3">Nicola Vetrini, Matricola 600199</text:p>
      <text:p text:style-name="P1"/>
      <text:p text:style-name="P11">Il progetto consiste nella realizzazione di componenti software per la <text:span text:style-name="T158">gestione</text:span> e l’analisi di una rete sociale basata su post testuali. Ho diviso l’implementazione in una classe Post, <text:span text:style-name="T159">contentente varie informazioni,</text:span> <text:span text:style-name="T56">e</text:span><text:span text:style-name="T63">d una classe</text:span><text:span text:style-name="T56"> SocialNetwork che ha il compito di memorizzare, analizzare e modificare la rete sociale creata dai post. </text:span><text:span text:style-name="T60">Inoltre ho definito le eccezioni</text:span></text:p>
      <text:p text:style-name="P27"/>
      <text:list xml:id="list1080813251" text:style-name="L1">
        <text:list-item>
          <text:p text:style-name="P33">SelfLikeException</text:p>
        </text:list-item>
        <text:list-item>
          <text:p text:style-name="P33">TextOverflowException</text:p>
        </text:list-item>
        <text:list-item>
          <text:p text:style-name="P34">DuplicatePostException</text:p>
        </text:list-item>
        <text:list-item>
          <text:p text:style-name="P34">NoSuchPostException</text:p>
        </text:list-item>
      </text:list>
      <text:p text:style-name="P35"/>
      <text:p text:style-name="P38"><text:span text:style-name="T145">Sono t</text:span><text:span text:style-name="T142">utte sono sottoclassi di </text:span><text:span text:style-name="T153">Exception</text:span><text:span text:style-name="T142">, pertanto sono checked, in quanto è affidato al compilatore il controllo della presenza di blocchi di codice che le gestiscono e ciò riduce la possibilità di errori imprevisti </text:span><text:span text:style-name="T146">dai quali non si possa in qualche modo proseguire in qualche forma l’esecuzione, a differenza delle eccezioni unchecked.</text:span><text:span text:style-name="T142"> Nel codice ho usato l’eccezione NullPointerException </text:span><text:span text:style-name="T146">(unchecked, </text:span><text:span text:style-name="T147">predefinita</text:span><text:span text:style-name="T146">)</text:span><text:span text:style-name="T142"> </text:span><text:span text:style-name="T143">per controllare che gli argomenti passati ai metodi non siano null, <text:s/>dato che in tal caso l’unica scelta ragionevole è non eseguire alcuna azione e ritornare al chiamante un errore.</text:span></text:p>
      <text:p text:style-name="P2"/>
      <text:p text:style-name="P13">La classe Post</text:p>
      <text:p text:style-name="P25"><text:span text:style-name="T96">Post </text:span><text:span text:style-name="T97">è un tipo di dato astratto costituito da </text:span><text:span text:style-name="T96">una </text:span><text:span text:style-name="T98">5</text:span><text:span text:style-name="T96">-</text:span><text:span text:style-name="T97">t</text:span><text:span text:style-name="T96">upla: </text:span><text:span text:style-name="T100">(id, autore, testo, data e ora, likes).</text:span></text:p>
      <text:p text:style-name="P25"><text:span text:style-name="T100"/></text:p>
      <text:p text:style-name="P4">Funzione di astrazione e invariante di rappresentazione</text:p>
      <text:p text:style-name="P12"><text:span text:style-name="T39">La funzione di astrazione è banale: le variabili d’istanza corrispondono ciascuna ad uno dei campi della quintupla </text:span><text:span text:style-name="T40">che definisce un elemento di Post.</text:span></text:p>
      <text:p text:style-name="P12"><text:span text:style-name="T40">Per quanto riguarda invece l’invariante di rappresentazione, oltre alle usuali condizioni che nessuna variabile sia nulla e this non sia nullo si aggiungono i requisiti che nessun elemento del set di like (String) sia nullo e che sia diverso dall’autore del post; in più, essendo un insieme, non devono esservi duplicati </text:span><text:span text:style-name="T41">(mi sembra ragionevole imporre che un utente possa mettere </text:span><text:span text:style-name="T42">al </text:span><text:span text:style-name="T41">più un like </text:span><text:span text:style-name="T43">a</text:span><text:span text:style-name="T44">d</text:span><text:span text:style-name="T43"> </text:span><text:span text:style-name="T41">un post)</text:span><text:span text:style-name="T45">. </text:span><text:span text:style-name="T46">Come specificato dal testo ho anche imposto che i post </text:span><text:span text:style-name="T47">non </text:span><text:span text:style-name="T46">possano avere più di 140 caratteri.</text:span></text:p>
      <text:p text:style-name="P28"/>
      <text:p text:style-name="P25"><text:span text:style-name="T99">L</text:span><text:span text:style-name="T100">a rappresentazione concreta della classe </text:span><text:span text:style-name="T101">ha</text:span><text:span text:style-name="T100"> cinque </text:span><text:span text:style-name="T102">variabili</text:span><text:span text:style-name="T100"> d’istanza (private) e una statica (sempre privata):</text:span></text:p>
      <text:list xml:id="list3370344820" text:style-name="L4">
        <text:list-item>
          <text:p text:style-name="P30"><text:span text:style-name="T57">Un identificativo univoco, che ho modellato come un </text:span><text:span text:style-name="T65">Integer</text:span></text:p>
        </text:list-item>
        <text:list-item>
          <text:p text:style-name="P31"><text:span text:style-name="T61">L’</text:span><text:span text:style-name="T56">autore del post, che ho rappresentato tramite una </text:span><text:span text:style-name="T64">String</text:span></text:p>
        </text:list-item>
        <text:list-item>
          <text:p text:style-name="P31"><text:span text:style-name="T56">Il testo del post, una </text:span><text:span text:style-name="T64">String </text:span><text:span text:style-name="T56">lunga al massimo 140 caratteri</text:span></text:p>
        </text:list-item>
        <text:list-item>
          <text:p text:style-name="P32"><text:span text:style-name="T58">La data ed ora di pubblicazione del post, sotto forma di un’unica variabile di tipo </text:span><text:span text:style-name="T66">Date</text:span></text:p>
        </text:list-item>
        <text:list-item>
          <text:p text:style-name="P32"><text:span text:style-name="T58">Un</text:span><text:span text:style-name="T66"> Set&lt;String&gt; </text:span><text:span text:style-name="T58">di like che altri utenti della rete hanno messo al post</text:span></text:p>
        </text:list-item>
      </text:list>
      <text:p text:style-name="P10"><text:span text:style-name="T58">I</text:span><text:span text:style-name="T56">noltre è presente una variabile statica di tipo </text:span><text:span text:style-name="T64">Random</text:span><text:span text:style-name="T56"> che serve a generare gli id quando il costruttore</text:span></text:p>
      <text:p text:style-name="P15"><text:span text:style-name="T70">public</text:span><text:span text:style-name="T56"> </text:span><text:span text:style-name="T77">Post</text:span><text:span text:style-name="T56">(</text:span><text:span text:style-name="T81">String</text:span><text:span text:style-name="T56"> </text:span><text:span text:style-name="T86">author</text:span><text:span text:style-name="T56">, </text:span><text:span text:style-name="T81">String</text:span><text:span text:style-name="T56"> </text:span><text:span text:style-name="T86">text</text:span><text:span text:style-name="T56">, </text:span><text:span text:style-name="T81">Date</text:span><text:span text:style-name="T56"> </text:span><text:span text:style-name="T86">timestamp</text:span><text:span text:style-name="T56">)</text:span></text:p>
      <text:p text:style-name="P16"><text:span text:style-name="T69">throws</text:span> <text:span text:style-name="T83">TextOverflowException</text:span><text:span text:style-name="T90">, </text:span><text:span text:style-name="T83">NullPointerException</text:span></text:p>
      <text:p text:style-name="P36">viene invocato.</text:p>
      <text:p text:style-name="P9"><text:span text:style-name="T58">S</text:span><text:span text:style-name="T62">olo l’insieme di like è modificabile, mentre le altre componenti dello stato </text:span><text:span text:style-name="T59">possono essere soltanto lette, </text:span><text:span text:style-name="T61">tuttavia il tipo di dato globalmente è modificabile</text:span><text:span text:style-name="T59">.</text:span></text:p>
      <text:p text:style-name="P22"><text:span text:style-name="T34">Ho usato il tipo </text:span><text:span text:style-name="T5">Date</text:span><text:span text:style-name="T34"> per il timestamp poiché consente di stampare data ed ora, come richiesto; esiste anche un tipo di dato </text:span><text:span text:style-name="T5">Timestamp</text:span><text:span text:style-name="T34">, ma dal momento che l’unico utilizzo che faccio della variabile è la stampa non ho ritenuto necessario usarlo, </text:span><text:span text:style-name="T51">anche se potrebbe essere un’alternativa </text:span><text:soft-page-break/><text:span text:style-name="T51">valida</text:span><text:span text:style-name="T34">. </text:span><text:span text:style-name="T51">H</text:span><text:span text:style-name="T38">o ritenuto non necessario separare data ed ora del post sia nell’implementazione che nella rappresentazione astratta.</text:span></text:p>
      <text:p text:style-name="P21"><text:span text:style-name="T52">Il costruttore sopra riportato non è l’unico presente. N</text:span><text:span text:style-name="T35">e </text:span><text:span text:style-name="T34">ho aggiunto un secondo che prende</text:span><text:span text:style-name="T36"> </text:span><text:span text:style-name="T52">anche un parametro id di tipo Integer: il motivo di questa aggiunta è</text:span><text:span text:style-name="T34"> agevolare il testing, </text:span><text:span text:style-name="T52">perch</text:span><text:span text:style-name="T157">é</text:span><text:span text:style-name="T34"> </text:span><text:span text:style-name="T37">utilizzando tale costruttore posso </text:span><text:span text:style-name="T34">creare volutamente conflitti tra gli id dei post e verificare che venga sollevata l’eccezione </text:span><text:span text:style-name="T5">DuplicatePostException</text:span><text:span text:style-name="T1"> </text:span><text:span text:style-name="T53">da parte dell’istanza di SocialNetwork alla quale ho tentato di aggiungere il post. </text:span><text:span text:style-name="T54">Infatti, dato che gli id sono generati (pseudo)casualmente l’evento di generare un id già presente ha probabilità molto bassa su un limitato numero di post, anche se non è da sottovalutare in un contesto reale. In tal proposito, più che un generatore di numeri pseudocasuali su 32 bit sarebbe opportuno usare una buona funzione hash.</text:span></text:p>
      <text:p text:style-name="P21"><text:span text:style-name="T1">Il set di like viene inizializzato al set vuoto, perché è presente un metodo </text:span><text:span text:style-name="T33">aggiuntivo</text:span><text:span text:style-name="T1"> che permette di aggiungere like a</text:span><text:span text:style-name="T32">l</text:span><text:span text:style-name="T1"> post. </text:span><text:span text:style-name="T54">Il costruttore solleva</text:span><text:span text:style-name="T9"> </text:span><text:span text:style-name="T3">TextOverflowException</text:span><text:span text:style-name="T9"> se la stringa di testo passata come parametro ha una lunghezza </text:span><text:span text:style-name="T13">maggiore</text:span><text:span text:style-name="T9"> di 140 caratteri (determinati dal metodo length() di String).</text:span></text:p>
      <text:p text:style-name="P18"><text:span text:style-name="T8">Per l’implementazione del </text:span><text:span text:style-name="T2">Set&lt;String&gt;</text:span><text:span text:style-name="T8"> usato </text:span><text:span text:style-name="T14">internamente </text:span><text:span text:style-name="T8">per memorizzare i like ho usato un </text:span><text:span text:style-name="T2">HashSet&lt;String&gt;</text:span><text:span text:style-name="T8"> in quanto garantisce una buona efficienza se confrontato con altre implementazioni dell’interfaccia Set e poiché non è necessario </text:span><text:span text:style-name="T15">in alcun metodo della classe o di SocialNetwork </text:span><text:span text:style-name="T8">sfruttare l’ordinamento relativo tra gli elementi del Set (</text:span><text:span text:style-name="T16">altrimenti</text:span><text:span text:style-name="T8"> avrei usato </text:span><text:span text:style-name="T23">ad esempio</text:span><text:span text:style-name="T8"> TreeSet).</text:span></text:p>
      <text:p text:style-name="P5">Metodi aggiuntivi</text:p>
      <text:p text:style-name="P26"><text:span text:style-name="T17">Ho aggiunto, </text:span><text:span text:style-name="T18">oltre ai metodi che ritornano copie dei valori dello stato interno</text:span><text:span text:style-name="T17">, i seguenti metodi</text:span></text:p>
      <text:list xml:id="list1346605341" text:style-name="L5">
        <text:list-item>
          <text:p text:style-name="P37"><text:span text:style-name="T71">public</text:span><text:span text:style-name="T74"> </text:span><text:span text:style-name="T82">void</text:span><text:span text:style-name="T74"> </text:span><text:span text:style-name="T78">addLike</text:span><text:span text:style-name="T74">(</text:span><text:span text:style-name="T82">String</text:span><text:span text:style-name="T74"> </text:span><text:span text:style-name="T87">follower</text:span><text:span text:style-name="T74">) </text:span><text:span text:style-name="T71">throws</text:span><text:span text:style-name="T74"> </text:span><text:span text:style-name="T82">NullPointerException</text:span><text:span text:style-name="T74">, </text:span><text:span text:style-name="T82">SelfLikeException</text:span></text:p>
        </text:list-item>
        <text:list-item>
          <text:p text:style-name="P37"><text:span text:style-name="T71">public</text:span><text:span text:style-name="T74"> </text:span><text:span text:style-name="T82">Set</text:span><text:span text:style-name="T74">&lt;</text:span><text:span text:style-name="T82">String</text:span><text:span text:style-name="T74">&gt; </text:span><text:span text:style-name="T78">getLikes</text:span><text:span text:style-name="T74">()</text:span></text:p>
        </text:list-item>
        <text:list-item>
          <text:p text:style-name="P37"><text:span text:style-name="T71">public</text:span><text:span text:style-name="T74"> </text:span><text:span text:style-name="T82">String</text:span><text:span text:style-name="T74"> </text:span><text:span text:style-name="T78">toString</text:span><text:span text:style-name="T74">()</text:span></text:p>
        </text:list-item>
        <text:list-item>
          <text:p text:style-name="P37"><text:span text:style-name="T71">public</text:span><text:span text:style-name="T74"> </text:span><text:span text:style-name="T82">boolean</text:span><text:span text:style-name="T74"> </text:span><text:span text:style-name="T78">equals</text:span><text:span text:style-name="T74">(</text:span><text:span text:style-name="T82">Post</text:span><text:span text:style-name="T74"> </text:span><text:span text:style-name="T87">other</text:span><text:span text:style-name="T74">)</text:span></text:p>
        </text:list-item>
      </text:list>
      <text:p text:style-name="P17"/>
      <text:p text:style-name="P23"><text:span text:style-name="T55">Il metodo </text:span><text:span text:style-name="T7">addLike() </text:span><text:span text:style-name="T17">aggiunge, dopo aver controllato che non sia null, l’utente follower passato come parametro </text:span><text:span text:style-name="T10">al Set di like del post, a condizione che non sia uguale all’autore del post. Al verificarsi di quest’ultima situazione viene sollevata l’eccezione </text:span><text:span text:style-name="T6">SelfLikeException </text:span><text:span text:style-name="T24">(e il like non viene aggiunto)</text:span><text:span text:style-name="T10">. </text:span><text:span text:style-name="T25">Dato che ho usato un Set per implementare i like e non una lista è implicito nella definizione che ciascun utente possa mettere al più un like, perciò non </text:span><text:span text:style-name="T26">è necessario</text:span><text:span text:style-name="T25"> controllare che tale condizione sia verificata.</text:span></text:p>
      <text:p text:style-name="P20"><text:span text:style-name="T11">I</text:span><text:span text:style-name="T12">l metodo </text:span><text:span text:style-name="T4">toString()</text:span><text:span text:style-name="T12"> che ho sovrascritto è utile per ritornare la rappresentazione del Post come </text:span><text:span text:style-name="T22">5</text:span><text:span text:style-name="T12">-</text:span><text:span text:style-name="T27">t</text:span><text:span text:style-name="T12">upla, </text:span><text:span text:style-name="T19">nel formato</text:span><text:span text:style-name="T12"> specificato </text:span><text:span text:style-name="T19">dalla</text:span><text:span text:style-name="T12"> funzione di astrazione. </text:span><text:span text:style-name="T19">Ho deciso di </text:span><text:span text:style-name="T28">stampare</text:span><text:span text:style-name="T19"> solo i primi </text:span><text:span text:style-name="T20">venti</text:span><text:span text:style-name="T19"> caratteri del </text:span><text:span text:style-name="T28">testo del post</text:span><text:span text:style-name="T19"> per evitare di rendere l’output dei testcase troppo corposo ed al tempo stesso mostrare che effettivamente viene letto con successo.</text:span></text:p>
      <text:p text:style-name="P20"><text:span text:style-name="T8">Il metodo </text:span><text:span text:style-name="T2">equals()</text:span><text:span text:style-name="T8"> che ho sovrascritto prende come pa</text:span><text:span text:style-name="T12">rametro un altro Post e solleva </text:span><text:span text:style-name="T4">NullPointerException </text:span><text:span text:style-name="T12">se other == null, altrimenti confronta </text:span><text:span text:style-name="T29">i campi id</text:span><text:span text:style-name="T12"> e ritorna true se e solo se l’id di this e quello di other sono uguali, </text:span><text:span text:style-name="T21">senza confrontare le altre </text:span><text:span text:style-name="T30">variabili</text:span><text:span text:style-name="T21"> d’istanza.</text:span></text:p>
      <text:p text:style-name="P24"/>
      <text:p text:style-name="P14">La classe SocialNetwork</text:p>
      <text:p text:style-name="P8"/>
      <text:p text:style-name="P44"><text:span text:style-name="T115">L</text:span><text:span text:style-name="T92">a classe SocialNetwork </text:span><text:span text:style-name="T115">è un tipo di dato astratto modificabile </text:span><text:span text:style-name="T117">rappresentabile tramite</text:span><text:span text:style-name="T115"> </text:span><text:span text:style-name="T92">una trip</text:span><text:span text:style-name="T115">la</text:span><text:span text:style-name="T92"> </text:span><text:span text:style-name="T116">composta</text:span><text:span text:style-name="T92"> da due funzioni (mappe) ed una lista di post. </text:span><text:span text:style-name="T125">La specifica richiedeva soltanto che:</text:span></text:p>
      <text:p text:style-name="P44"><text:span text:style-name="T125">user → {utenti seguiti da user}</text:span></text:p>
      <text:p text:style-name="P44"><text:span text:style-name="T125">ma ho ritenuto utile aggiungere anche la mappa</text:span></text:p>
      <text:p text:style-name="P44"><text:span text:style-name="T125">user → {utenti che seguono user}</text:span></text:p>
      <text:p text:style-name="P44"><text:span text:style-name="T92">Le mappe </text:span><text:span text:style-name="T130">followers</text:span><text:span text:style-name="T108"> e </text:span><text:span text:style-name="T130">following</text:span><text:span text:style-name="T108"> </text:span><text:span text:style-name="T92">associano rispettivamente ad ogni utente presente nella rete </text:span><text:span text:style-name="T103">il Set di utenti che segue (</text:span><text:span text:style-name="T105">gli autori dei post a cui ha messo like</text:span><text:span text:style-name="T103">) e il Set di quelli che lo seguono (che hanno messo like ad un suo post) e</text:span><text:span text:style-name="T92"> la lista </text:span><text:span text:style-name="T131">posts</text:span><text:span text:style-name="T109"> </text:span><text:span text:style-name="T92">contiene tutti i post presenti nella rete. </text:span><text:span text:style-name="T93">Inoltre ho implementato la possibilità di aggiungere dei post alla rete e di eliminarli tramite funzioni apposite </text:span><text:soft-page-break/><text:span text:style-name="T93">che aggiornano anche le mappe. Non è possibile </text:span><text:span text:style-name="T95">modificare </text:span><text:span text:style-name="T104">un</text:span><text:span text:style-name="T95"> post (</text:span><text:span text:style-name="T93">aggiungere like </text:span><text:span text:style-name="T106">ad esempio</text:span><text:span text:style-name="T95">)</text:span><text:span text:style-name="T93"> </text:span><text:span text:style-name="T95">tramite questa classe</text:span><text:span text:style-name="T93">, in quanto ho ritenuto più attinente </text:span><text:span text:style-name="T104">attribuire </text:span><text:span text:style-name="T93">quella funzionalità ad un’altra classe che consenta di </text:span><text:span text:style-name="T107">farlo</text:span><text:span text:style-name="T93"> (ad esempio una classe User, non implementata, che potrebbe </text:span><text:span text:style-name="T94">mantenere una lista di Post e manipolarli in vario modo</text:span><text:span text:style-name="T93">).</text:span></text:p>
      <text:p text:style-name="P42"><text:span text:style-name="T93"/></text:p>
      <text:p text:style-name="P48"><text:span text:style-name="T48">Funzione di astrazione e invariante di rappresentazione</text:span></text:p>
      <text:p text:style-name="P43"><text:span text:style-name="T96">La funzione di astrazione è banale: le variabili d’istanza corrispondono ciascuna ad uno dei campi della </text:span><text:span text:style-name="T122">tripla</text:span><text:span text:style-name="T96"> </text:span><text:span text:style-name="T123">che definisce un elemento di </text:span><text:span text:style-name="T122">SocialNetwork.</text:span></text:p>
      <text:p text:style-name="P43"><text:span text:style-name="T123">Per quanto riguarda invece l’invariante di rappresentazione, oltre alle usuali condizioni che nessuna variabile sia nulla e this non sia nullo si aggiungono i requisiti che </text:span><text:span text:style-name="T125">ogni post di this.posts deve rispettare l’invariante di rappresentazione di Post e che entrambe le mappe </text:span><text:span text:style-name="T126">rispecchino la rete sociale che si viene a creare considerando la lista di post (una </text:span><text:span text:style-name="T127">formulazione</text:span><text:span text:style-name="T126"> più </text:span><text:span text:style-name="T128">rigorosa</text:span><text:span text:style-name="T126"> è presente nel file).</text:span></text:p>
      <text:p text:style-name="P6"/>
      <text:p text:style-name="P6">Metodi aggiuntivi</text:p>
      <text:p text:style-name="P7"><text:span text:style-name="T93">R</text:span><text:span text:style-name="T91">ispetto ad i metodi richiesti ho aggiunto i seguenti:</text:span></text:p>
      <text:list xml:id="list4049137055" text:style-name="List_20_1">
        <text:list-item>
          <text:p text:style-name="P50"><text:span text:style-name="T73">private</text:span><text:span text:style-name="T76"> </text:span><text:span text:style-name="T85">void</text:span><text:span text:style-name="T76"> </text:span><text:span text:style-name="T80">updateFollowers</text:span><text:span text:style-name="T76">(</text:span><text:span text:style-name="T85">Post</text:span><text:span text:style-name="T76"> </text:span><text:span text:style-name="T89">post</text:span><text:span text:style-name="T76">, </text:span><text:span text:style-name="T85">Map</text:span><text:span text:style-name="T76">&lt;</text:span><text:span text:style-name="T85">String</text:span><text:span text:style-name="T76">, </text:span><text:span text:style-name="T85">Set</text:span><text:span text:style-name="T76">&lt;</text:span><text:span text:style-name="T85">String</text:span><text:span text:style-name="T76">&gt;&gt; </text:span><text:span text:style-name="T89">followAuth</text:span><text:span text:style-name="T76">) </text:span><text:span text:style-name="T73">throws</text:span><text:span text:style-name="T76"> </text:span><text:span text:style-name="T85">NullPointerException</text:span></text:p>
        </text:list-item>
        <text:list-item>
          <text:p text:style-name="P50"><text:span text:style-name="T73">private</text:span><text:span text:style-name="T76"> </text:span><text:span text:style-name="T85">void</text:span><text:span text:style-name="T76"> </text:span><text:span text:style-name="T80">updateFollowing</text:span><text:span text:style-name="T76">(</text:span><text:span text:style-name="T85">Post</text:span><text:span text:style-name="T76"> </text:span><text:span text:style-name="T89">post</text:span><text:span text:style-name="T76">, </text:span><text:span text:style-name="T85">Map</text:span><text:span text:style-name="T76">&lt;</text:span><text:span text:style-name="T85">String</text:span><text:span text:style-name="T76">, </text:span><text:span text:style-name="T85">Set</text:span><text:span text:style-name="T76">&lt;</text:span><text:span text:style-name="T85">String</text:span><text:span text:style-name="T76">&gt;&gt; </text:span><text:span text:style-name="T89">iFollow</text:span><text:span text:style-name="T76">) </text:span><text:span text:style-name="T73">throws</text:span><text:span text:style-name="T76"> </text:span><text:span text:style-name="T85">NullPointerException</text:span></text:p>
        </text:list-item>
        <text:list-item>
          <text:p text:style-name="P51"><text:span text:style-name="T72">private</text:span><text:span text:style-name="T75"> </text:span><text:span text:style-name="T84">void</text:span><text:span text:style-name="T75"> </text:span><text:span text:style-name="T79">rmFromMaps</text:span><text:span text:style-name="T75">(</text:span><text:span text:style-name="T84">Post</text:span><text:span text:style-name="T75"> </text:span><text:span text:style-name="T88">post</text:span><text:span text:style-name="T75">) </text:span><text:span text:style-name="T72">throws</text:span><text:span text:style-name="T75"> </text:span><text:span text:style-name="T84">NullPointerException</text:span></text:p>
        </text:list-item>
        <text:list-item>
          <text:p text:style-name="P50"><text:span text:style-name="T72">public</text:span><text:span text:style-name="T75"> </text:span><text:span text:style-name="T84">void</text:span><text:span text:style-name="T75"> </text:span><text:span text:style-name="T79">addPost</text:span><text:span text:style-name="T75">(</text:span><text:span text:style-name="T84">Post</text:span><text:span text:style-name="T75"> </text:span><text:span text:style-name="T88">p</text:span><text:span text:style-name="T75">) </text:span><text:span text:style-name="T72">throws</text:span><text:span text:style-name="T75"> </text:span><text:span text:style-name="T84">NullPointerException</text:span><text:span text:style-name="T75">, </text:span><text:span text:style-name="T84">DuplicatePostException</text:span></text:p>
        </text:list-item>
        <text:list-item>
          <text:p text:style-name="P50"><text:span text:style-name="T72">public</text:span><text:span text:style-name="T75"> </text:span><text:span text:style-name="T84">void</text:span><text:span text:style-name="T75"> </text:span><text:span text:style-name="T79">rmPost</text:span><text:span text:style-name="T75">(</text:span><text:span text:style-name="T84">Post</text:span><text:span text:style-name="T75"> </text:span><text:span text:style-name="T88">p</text:span><text:span text:style-name="T75">) </text:span><text:span text:style-name="T72">throws</text:span><text:span text:style-name="T75"> </text:span><text:span text:style-name="T84">NullPointerException</text:span><text:span text:style-name="T75">, </text:span><text:span text:style-name="T84">NoSuchPostException</text:span></text:p>
        </text:list-item>
        <text:list-item>
          <text:p text:style-name="P51"><text:span text:style-name="T72">public</text:span><text:span text:style-name="T75"> </text:span><text:span text:style-name="T84">Map</text:span><text:span text:style-name="T75">&lt;</text:span><text:span text:style-name="T84">String</text:span><text:span text:style-name="T75">, </text:span><text:span text:style-name="T84">Set</text:span><text:span text:style-name="T75">&lt;</text:span><text:span text:style-name="T84">String</text:span><text:span text:style-name="T75">&gt;&gt; </text:span><text:span text:style-name="T79">guessFollowing</text:span><text:span text:style-name="T75">(</text:span><text:span text:style-name="T84">List</text:span><text:span text:style-name="T75">&lt;</text:span><text:span text:style-name="T84">Post</text:span><text:span text:style-name="T75">&gt; </text:span><text:span text:style-name="T88">ps</text:span><text:span text:style-name="T75">) </text:span><text:span text:style-name="T72">throws</text:span><text:span text:style-name="T75"> </text:span><text:span text:style-name="T84">NullPointerException</text:span></text:p>
        </text:list-item>
        <text:list-item>
          <text:p text:style-name="P50"><text:span text:style-name="T72">public</text:span><text:span text:style-name="T75"> </text:span><text:span text:style-name="T84">List</text:span><text:span text:style-name="T75">&lt;</text:span><text:span text:style-name="T84">String</text:span><text:span text:style-name="T75">&gt; </text:span><text:span text:style-name="T79">influencers</text:span><text:span text:style-name="T75">()</text:span></text:p>
        </text:list-item>
        <text:list-item>
          <text:p text:style-name="P50"><text:span text:style-name="T72">public</text:span><text:span text:style-name="T75"> </text:span><text:span text:style-name="T84">List</text:span><text:span text:style-name="T75">&lt;</text:span><text:span text:style-name="T84">Post</text:span><text:span text:style-name="T75">&gt; </text:span><text:span text:style-name="T79">getPosts</text:span><text:span text:style-name="T75">()</text:span></text:p>
        </text:list-item>
        <text:list-item>
          <text:p text:style-name="P50"><text:span text:style-name="T72">public</text:span><text:span text:style-name="T75"> </text:span><text:span text:style-name="T84">boolean</text:span><text:span text:style-name="T75"> </text:span><text:span text:style-name="T79">equals</text:span><text:span text:style-name="T75">(</text:span><text:span text:style-name="T84">SocialNetwork</text:span><text:span text:style-name="T75"> </text:span><text:span text:style-name="T88">other</text:span><text:span text:style-name="T75">)</text:span></text:p>
        </text:list-item>
        <text:list-item>
          <text:p text:style-name="P50"><text:span text:style-name="T72">public</text:span><text:span text:style-name="T75"> </text:span><text:span text:style-name="T84">String</text:span><text:span text:style-name="T75"> </text:span><text:span text:style-name="T79">toString</text:span><text:span text:style-name="T75">()</text:span></text:p>
        </text:list-item>
      </text:list>
      <text:p text:style-name="P52"><text:span text:style-name="T75"/></text:p>
      <text:p text:style-name="P53"><text:span text:style-name="T31"/></text:p>
      <text:p text:style-name="P29">I primi due metodi sono chiamati internamente per aggiornare le mappe passate come parametro <text:span text:style-name="T162">quando un post viene aggiunto</text:span>: <text:span text:style-name="T67">updateFollowers()</text:span> aggiorna gli utenti che seguono l’autore del post <text:span text:style-name="T160">unendo il set associato ad esso ed il set di like del post (oppure aggiungendo la coppia chiave-valore </text:span><text:span text:style-name="T161">se la chiave non era presente</text:span><text:span text:style-name="T160">). Analogo il comportamento di </text:span><text:span text:style-name="T68">updateFollowing() </text:span><text:span text:style-name="T160">che unisce il set di utenti seguiti da chi ha messo like al post con quello formato dall’insieme {post.getAuthor()}, usando un Set ausiliario perché non posso mettere una Stringa nel costruttore dell’HashSet usato (oppure aggiungendo la coppia chiave-valore </text:span><text:span text:style-name="T161">se la chiave non era presente).</text:span></text:p>
      <text:p text:style-name="P39"><text:span text:style-name="T132">rm</text:span><text:span text:style-name="T133">FromMaps() </text:span><text:span text:style-name="T110">invece si occupa della situazione opposta: </text:span><text:span text:style-name="T111">quando un post viene eliminato devo aggiornare entrambe le mappe. Devo togliere dai seguiti di tutti gli utenti l’autore del post rimosso solo se essi avevano messo like a tale autore solo nel post rimosso e non in altri (una caratterizzazione più formale è presente nella specifica del metodo). La modifica alla mappa followers è banale: basta rimuovere l’autore dalla mappa se non vi sono altri post da lui scritti nella mappa. </text:span><text:span text:style-name="T112">Nell’implementazione </text:span><text:span text:style-name="T113">di questa ultima condizione</text:span><text:span text:style-name="T112"> </text:span><text:span text:style-name="T113">avrei potuto </text:span><text:span text:style-name="T112">us</text:span><text:span text:style-name="T113">are</text:span><text:span text:style-name="T112"> la funzione </text:span><text:span text:style-name="T134">writtenBy(</text:span><text:span text:style-name="T135">post.getAuthor()</text:span><text:span text:style-name="T134">)</text:span><text:span text:style-name="T112"> </text:span><text:span text:style-name="T113">e controllare se ritornasse una lista vuota</text:span><text:span text:style-name="T112">, </text:span><text:span text:style-name="T113">ma ho usato </text:span><text:span text:style-name="T112">una flag booleana, dal momento che devo comunque scorrere this.posts, </text:span><text:span text:style-name="T113">in quanto (marginalmente) più efficiente.</text:span></text:p>
      <text:p text:style-name="P54"><text:span text:style-name="T139">addPost()</text:span><text:span text:style-name="T91"> e </text:span><text:span text:style-name="T129">rmPost()</text:span><text:span text:style-name="T91"> si limitano ad aggiungere/rimuovere i post dalle liste e poi chiamare le funzioni descritte sopra.</text:span></text:p>
      <text:p text:style-name="P40"><text:span text:style-name="T136">g</text:span><text:span text:style-name="T137">uessFollowing()</text:span><text:span text:style-name="T114">, in contrapposizione a </text:span><text:span text:style-name="T137">guessFollowers()</text:span><text:span text:style-name="T114"> che ritorna la mappa di persone che seguono l’utente chiave, ritorna invece la mappa di persone seguite dall’utente chiave. </text:span><text:span text:style-name="T115">L’ho </text:span><text:soft-page-break/><text:span text:style-name="T115">aggiunta per implementare agevolmente </text:span><text:span text:style-name="T136">equals()</text:span><text:span text:style-name="T115">, dato che in esso devo avere la rete sociale completa di other.</text:span></text:p>
      <text:p text:style-name="P41"><text:span text:style-name="T115">Il metodo </text:span><text:span text:style-name="T136">influencers()</text:span><text:span text:style-name="T115"> restituisce </text:span><text:span text:style-name="T120">la lista composta da </text:span><text:span text:style-name="T115">tutti gli utenti della rete che hanno un numero di follower maggiore del numero di persone che li seguono. </text:span><text:span text:style-name="T118">Opera diversamente il</text:span><text:span text:style-name="T115"> metodo con parametro, che </text:span><text:span text:style-name="T119">prende</text:span><text:span text:style-name="T115"> una lista di post e restituisce la lista di utenti che hanno più di un certo numero di like (</text:span><text:span text:style-name="T138">likeTreshold</text:span><text:span text:style-name="T120"> </text:span><text:span text:style-name="T115">statico e costante nella mia implementazione, ma avrebbe potuto far parte dello stato e/o essere modificabile).</text:span></text:p>
      <text:p text:style-name="P55"><text:span text:style-name="T129">getPosts()</text:span><text:span text:style-name="T91"> restituisce semplicemente la copia della lista di post di this, serve anch’esso solo per </text:span><text:span text:style-name="T129">equals()</text:span><text:span text:style-name="T91">, ma è comunque una funzionalità utile </text:span><text:span text:style-name="T121">da avere</text:span><text:span text:style-name="T91">, perciò l’ho messo public.</text:span></text:p>
      <text:p text:style-name="P56"><text:span text:style-name="T91">Come è noto equals() confronta due istanze di SocialNetwork (è un metodo che sovrascrive quello di Object) e restituisce true solo se tutti i post contentuti in this e other sono gli stessi e le mappe hanno le stesse chiavi e stesse immagini. Non solleva eccezioni se other == null in quanto this != null </text:span><text:span text:style-name="T124">come garantito dall’invariante </text:span><text:span text:style-name="T91">(non potrei invocare un metodo su null) e quindi ho posto che </text:span><text:span text:style-name="T129">this.equals(null) = false</text:span><text:span text:style-name="T91">.</text:span></text:p>
      <text:p text:style-name="P57"><text:span text:style-name="T139">toString</text:span><text:span text:style-name="T140">()</text:span><text:span text:style-name="T91"> si limita a resituire una stringa che stampa la tripla nel formato che definisce la funzione di astrazione.</text:span></text:p>
      <text:p text:style-name="P41"><text:span text:style-name="T115"/></text:p>
      <text:p text:style-name="P55"><text:span text:style-name="T115">U</text:span><text:span text:style-name="T91">na nota riguardo containing(): siccome il testo di un post potrebbe contenere più di una parola tra quelle della lista, allora nella specifica ho considerato un insieme, ma in realtà ritorno nel codice una lista controllando prima di inserire che non contenga già tale post.</text:span></text:p>
      <text:p text:style-name="P55"><text:span text:style-name="T91"/></text:p>
      <text:p text:style-name="P46">Testing</text:p>
      <text:p text:style-name="P45"><text:span text:style-name="T141">Ho scritto una classe Test contenente il </text:span><text:span text:style-name="T148">metodo </text:span><text:span text:style-name="T141">main con il codice per il testing: il programma legge </text:span><text:span text:style-name="T149">da</text:span><text:span text:style-name="T141"> standard input </text:span><text:span text:style-name="T149">un testcase ed esegue varie stampe ed assert</text:span><text:span text:style-name="T141">, pertanto è sufficiente digitare </text:span><text:span text:style-name="T144">su terminale </text:span><text:span text:style-name="T150">(nella directory che contiene tutti i file del progetto)</text:span><text:span text:style-name="T144">:</text:span></text:p>
      <text:list xml:id="list1831040208" text:style-name="L2">
        <text:list-item>
          <text:p text:style-name="P58">javac *.java</text:p>
        </text:list-item>
      </text:list>
      <text:p text:style-name="P59">per compilare tutte le classi, e poi</text:p>
      <text:list xml:id="list704646009" text:style-name="L6">
        <text:list-item>
          <text:p text:style-name="P60"><text:span text:style-name="T152">j</text:span><text:span text:style-name="T151">ava Test &lt; test?.txt</text:span></text:p>
        </text:list-item>
      </text:list>
      <text:p text:style-name="P61"><text:span text:style-name="T155">per eseguire il testcase scelto. </text:span><text:span text:style-name="T154">Sono presenti sei testcase che prendono in esame vari</text:span><text:span text:style-name="T156">e situazioni</text:span><text:span text:style-name="T154"> che possono presentarsi sia per quel che riguarda la classe Post che per SocialNetwork.</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DejaVu Sans Mono', 'Droid Sans Mono', monospace, monospace, 'Droid Sans Fallback',1" svg:font-family="''DejaVu Sans Mono', 'Droid Sans Mono', monospace, monospace, 'Droid Sans Fallback',', ', 'Droid Sans Mono',', ', monospace,', monospace, ', 'Droid Sans Fallback', 'font-weight: normal', 'font-size: 14px', 'line-height: 19px', 'white-space: pre'"/>
    <style:font-face style:name="'DejaVu Sans Mono', 'Droid Sans Mono', monospace, monospace, 'Droid Sans Fallback'," svg:font-family="''DejaVu Sans Mono', 'Droid Sans Mono', monospace, monospace, 'Droid Sans Fallback',', ', 'Droid Sans Mono',', ', monospace,', monospace, ', 'Droid Sans Fallback', 'font-weight: normal', 'font-size: 14px', 'line-height: 19px', 'white-space: pre'"/>
    <style:font-face style:name="'DejaVu Sans Mono" svg:font-family="''DejaVu Sans Mono', 'Droid Sans Mono', monospace, monospace, 'Droid Sans Fallback', ',', 'Droid Sans Mono', ',', monospace, ', monospace,', 'Droid Sans Fallback', 'font-weight: normal', 'font-size: 14px', 'line-height: 19px', 'white-space: pre'"/>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9T21:35:48.489076125</meta:creation-date>
    <dc:date>2020-11-18T19:20:33.844565542</dc:date>
    <meta:editing-duration>PT4H13M28S</meta:editing-duration>
    <meta:editing-cycles>116</meta:editing-cycles>
    <meta:generator>LibreOffice/6.4.6.2$Linux_X86_64 LibreOffice_project/40$Build-2</meta:generator>
    <meta:document-statistic meta:table-count="0" meta:image-count="0" meta:object-count="0" meta:page-count="4" meta:paragraph-count="73" meta:word-count="1888" meta:character-count="12310" meta:non-whitespace-character-count="10519"/>
  </office:meta>
</office:document-meta>
</file>